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ourier New" svg:font-family="'Courier New'" style:font-family-generic="moder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angal" svg:font-family="Mangal"/>
    <style:font-face style:name="Mangal1" svg:font-family="Mangal" style:font-family-generic="roman" style:font-pitch="variable"/>
    <style:font-face style:name="Mangal2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egoe UI" svg:font-family="'Segoe UI'" style:font-family-generic="swiss" style:font-pitch="variable"/>
    <style:font-face style:name="SimSun" svg:font-family="SimSun, 宋体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line-height="115%" fo:text-align="center" style:justify-single-word="false" fo:orphans="0" fo:widows="0"/>
    </style:style>
    <style:style style:name="P3" style:family="paragraph" style:parent-style-name="Standard">
      <style:paragraph-properties fo:margin-right="0cm" fo:line-height="115%" fo:text-align="justify" style:justify-single-word="false" fo:orphans="0" fo:widows="0" fo:text-indent="1.249cm" style:auto-text-indent="false"/>
    </style:style>
    <style:style style:name="P4" style:family="paragraph" style:parent-style-name="Standard">
      <style:paragraph-properties fo:line-height="115%" fo:text-align="center" style:justify-single-word="false" fo:orphans="0" fo:widows="0"/>
      <style:text-properties fo:font-size="16pt" fo:language="uk" fo:country="UA" fo:font-weight="bold" style:font-size-asian="16pt" style:font-weight-asian="bold" style:font-size-complex="16pt"/>
    </style:style>
    <style:style style:name="P5" style:family="paragraph" style:parent-style-name="Standard">
      <style:paragraph-properties fo:line-height="115%" fo:text-align="center" style:justify-single-word="false" fo:orphans="0" fo:widows="0"/>
      <style:text-properties fo:font-size="14pt" fo:language="uk" fo:country="UA" fo:font-weight="bold" style:font-size-asian="14pt" style:font-weight-asian="bold" style:font-size-complex="14pt"/>
    </style:style>
    <style:style style:name="P6" style:family="paragraph" style:parent-style-name="Standard">
      <style:paragraph-properties fo:line-height="115%" fo:orphans="0" fo:widows="0"/>
      <style:text-properties fo:font-size="14pt" fo:language="uk" fo:country="UA" fo:font-weight="bold" style:font-size-asian="14pt" style:font-weight-asian="bold" style:font-size-complex="14pt"/>
    </style:style>
    <style:style style:name="P7" style:family="paragraph" style:parent-style-name="Standard">
      <style:paragraph-properties fo:line-height="115%" fo:orphans="0" fo:widows="0"/>
      <style:text-properties fo:font-size="14pt" fo:language="uk" fo:country="UA" fo:font-weight="bold" style:font-size-asian="14pt" style:font-weight-asian="bold" style:font-size-complex="14pt"/>
    </style:style>
    <style:style style:name="P8" style:family="paragraph" style:parent-style-name="Standard">
      <style:text-properties fo:font-size="14pt" fo:language="uk" fo:country="UA" fo:font-weight="bold" style:font-name-asian="Times New Roman" style:font-size-asian="14pt" style:font-weight-asian="bold" style:font-size-complex="14pt"/>
    </style:style>
    <style:style style:name="P9" style:family="paragraph" style:parent-style-name="Standard">
      <style:paragraph-properties fo:line-height="115%" fo:orphans="0" fo:widows="0"/>
      <style:text-properties fo:font-size="14pt" fo:language="uk" fo:country="UA" fo:font-weight="bold" style:font-name-asian="Times New Roman" style:font-size-asian="14pt" style:font-weight-asian="bold" style:font-size-complex="14pt"/>
    </style:style>
    <style:style style:name="P10" style:family="paragraph" style:parent-style-name="Standard">
      <style:text-properties fo:font-size="14pt" fo:language="uk" fo:country="UA" style:font-size-asian="14pt" style:font-size-complex="14pt"/>
    </style:style>
    <style:style style:name="P11" style:family="paragraph" style:parent-style-name="Standard">
      <style:paragraph-properties fo:margin-right="-0.002cm" fo:line-height="115%" fo:text-align="justify" style:justify-single-word="false" fo:orphans="0" fo:widows="0"/>
      <style:text-properties fo:font-size="14pt" fo:language="uk" fo:country="UA" style:font-size-asian="14pt" style:font-size-complex="14pt"/>
    </style:style>
    <style:style style:name="P12" style:family="paragraph" style:parent-style-name="Standard" style:list-style-name="WW8Num25">
      <style:paragraph-properties fo:margin-left="0cm" fo:margin-right="-0.002cm" fo:line-height="115%" fo:text-align="justify" style:justify-single-word="false" fo:orphans="0" fo:widows="0" fo:text-indent="0cm" style:auto-text-indent="false"/>
      <style:text-properties fo:font-size="14pt" fo:language="uk" fo:country="UA" fo:font-style="italic" fo:font-weight="bold" style:font-size-asian="14pt" style:font-style-asian="italic" style:font-weight-asian="bold" style:font-size-complex="14pt"/>
    </style:style>
    <style:style style:name="P13" style:family="paragraph" style:parent-style-name="Standard">
      <style:paragraph-properties fo:margin-right="-0.002cm" fo:line-height="115%" fo:text-align="justify" style:justify-single-word="false" fo:orphans="0" fo:widows="0"/>
      <style:text-properties fo:font-size="14pt" fo:language="uk" fo:country="UA" fo:font-style="italic" fo:font-weight="bold" style:font-size-asian="14pt" style:font-style-asian="italic" style:font-weight-asian="bold" style:font-size-complex="14pt"/>
    </style:style>
    <style:style style:name="P14" style:family="paragraph" style:parent-style-name="Standard">
      <style:paragraph-properties fo:line-height="115%" fo:text-align="justify" style:justify-single-word="false" fo:orphans="0" fo:widows="0"/>
      <style:text-properties fo:font-size="14pt" fo:font-weight="bold" style:font-size-asian="14pt" style:font-weight-asian="bold" style:font-size-complex="14pt"/>
    </style:style>
    <style:style style:name="P15" style:family="paragraph" style:parent-style-name="Standard">
      <style:text-properties fo:font-size="14pt" fo:font-weight="bold" style:font-size-asian="14pt" style:font-weight-asian="bold" style:font-size-complex="14pt"/>
    </style:style>
    <style:style style:name="P16" style:family="paragraph" style:parent-style-name="Standard">
      <loext:graphic-properties draw:fill="solid" draw:fill-color="#ffffff"/>
      <style:paragraph-properties fo:text-align="justify" style:justify-single-word="false" fo:background-color="#ffffff"/>
    </style:style>
    <style:style style:name="P17" style:family="paragraph" style:parent-style-name="Standard" style:list-style-name="WW8Num25">
      <style:paragraph-properties fo:margin-left="0cm" fo:margin-right="-0.002cm" fo:line-height="115%" fo:text-align="justify" style:justify-single-word="false" fo:orphans="0" fo:widows="0" fo:text-indent="0cm" style:auto-text-indent="false"/>
    </style:style>
    <style:style style:name="P18" style:family="paragraph" style:parent-style-name="Standard" style:list-style-name="WW8Num25">
      <style:paragraph-properties fo:margin-left="0cm" fo:margin-right="-0.002cm" fo:line-height="115%" fo:text-align="justify" style:justify-single-word="false" fo:orphans="0" fo:widows="0" fo:text-indent="0cm" style:auto-text-indent="false">
        <style:tab-stops>
          <style:tab-stop style:position="0cm"/>
        </style:tab-stops>
      </style:paragraph-properties>
    </style:style>
    <style:style style:name="P19" style:family="paragraph" style:parent-style-name="Standard" style:list-style-name="WW8Num14">
      <style:paragraph-properties fo:margin-left="0.635cm" fo:margin-right="-0.002cm" fo:line-height="115%" fo:text-align="justify" style:justify-single-word="false" fo:orphans="0" fo:widows="0" fo:text-indent="-0.635cm" style:auto-text-indent="false">
        <style:tab-stops>
          <style:tab-stop style:position="0cm"/>
        </style:tab-stops>
      </style:paragraph-properties>
    </style:style>
    <style:style style:name="P20" style:family="paragraph" style:parent-style-name="Standard">
      <style:paragraph-properties fo:margin-right="-0.002cm" fo:line-height="115%" fo:text-align="justify" style:justify-single-word="false" fo:orphans="0" fo:widows="0"/>
    </style:style>
    <style:style style:name="P21" style:family="paragraph" style:parent-style-name="Standard" style:list-style-name="WW8Num14">
      <style:paragraph-properties fo:margin-left="0cm" fo:margin-right="-0.002cm" fo:line-height="115%" fo:text-align="justify" style:justify-single-word="false" fo:orphans="0" fo:widows="0" fo:text-indent="0cm" style:auto-text-indent="false">
        <style:tab-stops>
          <style:tab-stop style:position="0.635cm"/>
        </style:tab-stops>
      </style:paragraph-properties>
    </style:style>
    <style:style style:name="P22" style:family="paragraph" style:parent-style-name="Standard" style:list-style-name="WW8Num14">
      <style:paragraph-properties fo:margin-left="0cm" fo:margin-right="-0.002cm" fo:line-height="115%" fo:text-align="justify" style:justify-single-word="false" fo:orphans="0" fo:widows="0" fo:text-indent="0cm" style:auto-text-indent="false">
        <style:tab-stops>
          <style:tab-stop style:position="0.953cm"/>
        </style:tab-stops>
      </style:paragraph-properties>
    </style:style>
    <style:style style:name="P23" style:family="paragraph" style:parent-style-name="Standard">
      <style:paragraph-properties fo:line-height="115%" fo:orphans="0" fo:widows="0"/>
    </style:style>
    <style:style style:name="P24" style:family="paragraph" style:parent-style-name="Standard">
      <loext:graphic-properties draw:fill="solid" draw:fill-color="#ffffff"/>
      <style:paragraph-properties fo:text-align="justify" style:justify-single-word="false" fo:background-color="#ffffff"/>
    </style:style>
    <style:style style:name="P25" style:family="paragraph" style:parent-style-name="Standard" style:list-style-name="WW8Num25">
      <style:paragraph-properties fo:margin-left="0cm" fo:margin-right="-0.002cm" fo:text-align="justify" style:justify-single-word="false" fo:orphans="0" fo:widows="0" fo:text-indent="0cm" style:auto-text-indent="false">
        <style:tab-stops>
          <style:tab-stop style:position="0cm"/>
        </style:tab-stops>
      </style:paragraph-properties>
    </style:style>
    <style:style style:name="P26" style:family="paragraph" style:parent-style-name="Standard">
      <loext:graphic-properties draw:fill="solid" draw:fill-color="#ffffff"/>
      <style:paragraph-properties fo:text-align="justify" style:justify-single-word="false" fo:background-color="#ffffff"/>
      <style:text-properties fo:color="#333333" loext:opacity="100%" fo:font-size="14pt" style:font-size-asian="14pt" style:font-size-complex="14pt"/>
    </style:style>
    <style:style style:name="P27" style:family="paragraph" style:parent-style-name="Standard">
      <loext:graphic-properties draw:fill="solid" draw:fill-color="#ffffff"/>
      <style:paragraph-properties fo:text-align="justify" style:justify-single-word="false" fo:background-color="#ffffff"/>
      <style:text-properties fo:color="#333333" loext:opacity="100%" fo:font-size="14pt" fo:language="uk" fo:country="UA" style:font-size-asian="14pt" style:font-size-complex="14pt"/>
    </style:style>
    <style:style style:name="P28" style:family="paragraph" style:parent-style-name="Standard">
      <style:text-properties fo:color="#333333" loext:opacity="100%" fo:font-size="14pt" fo:language="uk" fo:country="UA" style:font-size-asian="14pt" style:font-size-complex="14pt"/>
    </style:style>
    <style:style style:name="P29" style:family="paragraph" style:parent-style-name="Standard">
      <style:paragraph-properties fo:margin-right="-0.002cm" fo:line-height="115%" fo:text-align="justify" style:justify-single-word="false" fo:orphans="0" fo:widows="0"/>
      <style:text-properties fo:color="#333333" loext:opacity="100%" fo:font-size="14pt" fo:language="uk" fo:country="UA" style:font-size-asian="14pt" style:font-size-complex="14pt"/>
    </style:style>
    <style:style style:name="P30" style:family="paragraph" style:parent-style-name="Standard">
      <style:text-properties fo:color="#333333" loext:opacity="100%" fo:font-size="14pt" fo:language="uk" fo:country="UA" fo:font-weight="bold" fo:background-color="#ffffff" style:font-name-asian="Times New Roman" style:font-size-asian="14pt" style:font-weight-asian="bold" style:font-size-complex="14pt"/>
    </style:style>
    <style:style style:name="P31" style:family="paragraph" style:parent-style-name="Standard">
      <loext:graphic-properties draw:fill="solid" draw:fill-color="#ffffff"/>
      <style:paragraph-properties fo:text-align="justify" style:justify-single-word="false" fo:background-color="#ffffff"/>
      <style:text-properties fo:color="#333333" loext:opacity="100%" fo:font-size="14pt" fo:language="uk" fo:country="UA" fo:font-weight="bold" style:font-name-asian="Times New Roman" style:font-size-asian="14pt" style:font-weight-asian="bold" style:font-size-complex="14pt"/>
    </style:style>
    <style:style style:name="P32" style:family="paragraph" style:parent-style-name="Standard">
      <style:paragraph-properties fo:margin-right="-0.002cm" fo:line-height="115%" fo:text-align="justify" style:justify-single-word="false" fo:orphans="0" fo:widows="0"/>
      <style:text-properties fo:color="#333333" loext:opacity="100%" fo:font-size="14pt" fo:language="uk" fo:country="UA" fo:font-style="italic" fo:font-weight="bold" style:font-size-asian="14pt" style:font-style-asian="italic" style:font-weight-asian="bold" style:font-size-complex="14pt"/>
    </style:style>
    <style:style style:name="P33" style:family="paragraph" style:parent-style-name="Standard">
      <loext:graphic-properties draw:fill="solid" draw:fill-color="#ffffff"/>
      <style:paragraph-properties fo:text-align="justify" style:justify-single-word="false" fo:background-color="#ffffff"/>
      <style:text-properties fo:color="#333333" loext:opacity="100%" fo:font-size="14pt" fo:background-color="#ffffff" style:font-size-asian="14pt" style:font-size-complex="14pt"/>
    </style:style>
    <style:style style:name="P34" style:family="paragraph" style:parent-style-name="Text_20_body">
      <style:paragraph-properties fo:margin-right="-0.143cm" fo:margin-top="0cm" fo:margin-bottom="0cm" style:contextual-spacing="false" fo:line-height="115%" fo:text-align="justify" style:justify-single-word="false"/>
    </style:style>
    <style:style style:name="P35" style:family="paragraph" style:parent-style-name="western">
      <style:paragraph-properties fo:margin-top="0.494cm" fo:margin-bottom="0cm" style:contextual-spacing="false" fo:line-height="100%"/>
    </style:style>
    <style:style style:name="P36" style:family="paragraph" style:parent-style-name="western">
      <style:paragraph-properties fo:margin-top="0.494cm" fo:margin-bottom="0cm" style:contextual-spacing="false" fo:line-height="100%"/>
      <style:text-properties style:font-name="Times New Roman" fo:font-size="14pt" fo:font-weight="bold" style:font-size-asian="14pt" style:font-weight-asian="bold" style:font-name-complex="Times New Roman" style:font-size-complex="14pt" style:font-weight-complex="bold"/>
    </style:style>
    <style:style style:name="P37" style:family="paragraph" style:parent-style-name="western">
      <style:paragraph-properties fo:margin-top="0.494cm" fo:margin-bottom="0cm" style:contextual-spacing="false" fo:line-height="100%"/>
    </style:style>
    <style:style style:name="P38" style:family="paragraph">
      <loext:graphic-properties draw:fill="none" draw:fill-color="#ffffff"/>
      <style:paragraph-properties fo:text-align="center"/>
    </style:style>
    <style:style style:name="T1" style:family="text">
      <style:text-properties fo:font-weight="bold" style:font-weight-asian="bold"/>
    </style:style>
    <style:style style:name="T2" style:family="text">
      <style:text-properties fo:language="uk" fo:country="UA"/>
    </style:style>
    <style:style style:name="T3" style:family="text">
      <style:text-properties fo:language="uk" fo:country="UA" fo:font-style="italic" style:font-style-asian="italic"/>
    </style:style>
    <style:style style:name="T4" style:family="text">
      <style:text-properties fo:language="uk" fo:country="UA" fo:font-weight="bold" style:font-weight-asian="bold"/>
    </style:style>
    <style:style style:name="T5" style:family="text">
      <style:text-properties fo:font-size="14pt" fo:font-weight="bold" style:font-size-asian="14pt" style:font-weight-asian="bold" style:font-size-complex="14pt"/>
    </style:style>
    <style:style style:name="T6" style:family="text">
      <style:text-properties fo:font-size="14pt" fo:language="uk" fo:country="UA" fo:font-weight="bold" style:font-size-asian="14pt" style:font-weight-asian="bold" style:font-size-complex="14pt"/>
    </style:style>
    <style:style style:name="T7" style:family="text">
      <style:text-properties fo:font-size="14pt" fo:language="uk" fo:country="UA" fo:font-weight="bold" style:font-size-asian="14pt" style:language-asian="uk" style:country-asian="UA" style:font-weight-asian="bold" style:font-size-complex="14pt"/>
    </style:style>
    <style:style style:name="T8" style:family="text">
      <style:text-properties fo:font-size="14pt" fo:language="uk" fo:country="UA" fo:font-weight="bold" style:font-name-asian="Times New Roman" style:font-size-asian="14pt" style:font-weight-asian="bold" style:font-size-complex="14pt"/>
    </style:style>
    <style:style style:name="T9" style:family="text">
      <style:text-properties fo:font-size="14pt" fo:language="uk" fo:country="UA" style:font-size-asian="14pt" style:font-size-complex="14pt"/>
    </style:style>
    <style:style style:name="T10" style:family="text">
      <style:text-properties fo:font-size="14pt" fo:language="uk" fo:country="UA" fo:font-style="italic" fo:font-weight="bold" style:font-size-asian="14pt" style:font-style-asian="italic" style:font-weight-asian="bold" style:font-size-complex="14pt"/>
    </style:style>
    <style:style style:name="T11" style:family="text">
      <style:text-properties fo:font-size="14pt" fo:language="uk" fo:country="UA" fo:font-style="italic" fo:font-weight="bold" style:font-size-asian="14pt" style:font-style-asian="italic" style:font-weight-asian="bold" style:font-size-complex="14pt"/>
    </style:style>
    <style:style style:name="T12" style:family="text">
      <style:text-properties fo:font-size="14pt" fo:language="uk" fo:country="UA" fo:font-style="italic" fo:font-weight="bold" style:font-name-asian="Times New Roman" style:font-size-asian="14pt" style:font-style-asian="italic" style:font-weight-asian="bold" style:font-size-complex="14pt"/>
    </style:style>
    <style:style style:name="T13" style:family="text">
      <style:text-properties fo:font-size="14pt" fo:language="en" fo:country="US" fo:font-weight="bold" style:font-size-asian="14pt" style:font-weight-asian="bold" style:font-size-complex="14pt"/>
    </style:style>
    <style:style style:name="T14" style:family="text">
      <style:text-properties fo:font-size="14pt" fo:language="en" fo:country="US" fo:font-style="italic" fo:font-weight="bold" style:font-size-asian="14pt" style:font-style-asian="italic" style:font-weight-asian="bold" style:font-size-complex="14pt"/>
    </style:style>
    <style:style style:name="T15" style:family="text">
      <style:text-properties fo:font-size="14pt" style:font-size-asian="14pt" style:font-size-complex="14pt"/>
    </style:style>
    <style:style style:name="T16" style:family="text">
      <style:text-properties fo:font-size="14pt" style:font-size-asian="14pt" style:font-size-complex="14pt"/>
    </style:style>
    <style:style style:name="T17" style:family="text">
      <style:text-properties fo:font-style="italic" style:font-style-asian="italic"/>
    </style:style>
    <style:style style:name="T18" style:family="text">
      <style:text-properties style:font-name="Times New Roman" fo:font-size="14pt" fo:font-style="italic" fo:font-weight="bold" style:font-size-asian="14pt" style:font-style-asian="italic" style:font-weight-asian="bold" style:font-name-complex="Times New Roman" style:font-size-complex="14pt" style:font-style-complex="italic" style:font-weight-complex="bold"/>
    </style:style>
    <style:style style:name="T19" style:family="text">
      <style:text-properties style:font-name="Times New Roman" fo:font-size="14pt" fo:font-style="italic" fo:background-color="#ffffff" loext:char-shading-value="0" style:font-size-asian="14pt" style:font-style-asian="italic" style:font-name-complex="Times New Roman" style:font-size-complex="14pt"/>
    </style:style>
    <style:style style:name="T20" style:family="text">
      <style:text-properties style:font-name="Times New Roman" fo:font-size="14pt" fo:language="uk" fo:country="UA" fo:font-style="italic" fo:font-weight="bold" style:font-size-asian="14pt" style:font-style-asian="italic" style:font-weight-asian="bold" style:font-name-complex="Times New Roman" style:font-size-complex="14pt" style:font-style-complex="italic" style:font-weight-complex="bold"/>
    </style:style>
    <style:style style:name="T21" style:family="text">
      <style:text-properties style:font-name="Times New Roman" fo:font-size="14pt" fo:language="uk" fo:country="UA" fo:background-color="#ffffff" loext:char-shading-value="0" style:font-size-asian="14pt" style:font-name-complex="Times New Roman" style:font-size-complex="14pt"/>
    </style:style>
    <style:style style:name="T22" style:family="text">
      <style:text-properties style:font-name="Times New Roman" fo:font-size="14pt" fo:language="uk" fo:country="UA" style:font-size-asian="14pt" style:font-name-complex="Times New Roman" style:font-size-complex="14pt"/>
    </style:style>
    <style:style style:name="T23" style:family="text">
      <style:text-properties style:font-name="Times New Roman" fo:font-size="14pt" style:font-size-asian="14pt" style:font-name-complex="Times New Roman" style:font-size-complex="14pt"/>
    </style:style>
    <style:style style:name="T24" style:family="text">
      <style:text-properties style:font-name="Times New Roman" fo:font-size="14pt" fo:background-color="#ffffff" loext:char-shading-value="0" style:font-size-asian="14pt" style:font-name-complex="Times New Roman" style:font-size-complex="14pt"/>
    </style:style>
    <style:style style:name="T25" style:family="text">
      <style:text-properties style:font-name="Times New Roman" fo:font-size="14pt" fo:font-weight="bold" style:font-size-asian="14pt" style:font-weight-asian="bold" style:font-name-complex="Times New Roman" style:font-size-complex="14pt" style:font-weight-complex="bold"/>
    </style:style>
    <style:style style:name="T26" style:family="text">
      <style:text-properties style:font-name="Times New Roman" fo:font-size="14pt" fo:font-weight="bold" fo:background-color="#ffffff" loext:char-shading-value="0" style:font-size-asian="14pt" style:font-weight-asian="bold" style:font-name-complex="Times New Roman" style:font-size-complex="14pt" style:font-weight-complex="bold"/>
    </style:style>
    <style:style style:name="T27" style:family="text">
      <style:text-properties fo:background-color="#ffffff" loext:char-shading-value="0"/>
    </style:style>
    <style:style style:name="T28" style:family="text">
      <style:text-properties fo:color="#00000a" loext:opacity="100%" style:font-name="Times New Roman" fo:font-size="14pt" fo:background-color="#ffffff" loext:char-shading-value="0" style:font-size-asian="14pt" style:font-name-complex="Times New Roman" style:font-size-complex="14pt"/>
    </style:style>
    <style:style style:name="T29" style:family="text">
      <style:text-properties fo:color="#00000a" loext:opacity="100%" style:font-name="Times New Roman" fo:font-size="14pt" fo:language="uk" fo:country="UA" fo:background-color="#ffffff" loext:char-shading-value="0" style:font-size-asian="14pt" style:font-name-complex="Times New Roman" style:font-size-complex="14pt"/>
    </style:style>
    <style:style style:name="T30" style:family="text">
      <style:text-properties style:font-name-asian="Times New Roman"/>
    </style:style>
    <style:style style:name="T31" style:family="text">
      <style:text-properties fo:color="#414249" loext:opacity="100%" fo:font-size="14pt" fo:font-weight="bold" style:font-size-asian="14pt" style:font-weight-asian="bold" style:font-size-complex="14pt"/>
    </style:style>
    <style:style style:name="T32" style:family="text">
      <style:text-properties fo:color="#414249" loext:opacity="100%" fo:font-size="14pt" fo:font-weight="bold" fo:background-color="#ffffff" loext:char-shading-value="0" style:font-size-asian="14pt" style:font-weight-asian="bold" style:font-size-complex="14pt"/>
    </style:style>
    <style:style style:name="T33" style:family="text">
      <style:text-properties fo:color="#414249" loext:opacity="100%" fo:font-size="14pt" fo:language="uk" fo:country="UA" fo:font-weight="bold" fo:background-color="#ffffff" loext:char-shading-value="0" style:font-size-asian="14pt" style:font-weight-asian="bold" style:font-size-complex="14pt"/>
    </style:style>
    <style:style style:name="T34" style:family="text">
      <style:text-properties fo:color="#414249" loext:opacity="100%" fo:font-size="14pt" fo:language="uk" fo:country="UA" fo:font-weight="bold" fo:background-color="#ffffff" loext:char-shading-value="0" style:font-size-asian="14pt" style:font-weight-asian="bold" style:font-size-complex="14pt"/>
    </style:style>
    <style:style style:name="T35" style:family="text">
      <style:text-properties fo:color="#414249" loext:opacity="100%" fo:font-size="14pt" fo:language="uk" fo:country="UA" fo:font-weight="bold" style:font-size-asian="14pt" style:font-weight-asian="bold" style:font-size-complex="14pt"/>
    </style:style>
    <style:style style:name="T36" style:family="text">
      <style:text-properties fo:color="#414249" loext:opacity="100%" fo:font-size="14pt" fo:language="uk" fo:country="UA" fo:background-color="#ffffff" loext:char-shading-value="0" style:font-size-asian="14pt" style:font-size-complex="14pt"/>
    </style:style>
    <style:style style:name="T37" style:family="text">
      <style:text-properties fo:color="#414249" loext:opacity="100%" fo:font-size="14pt" fo:background-color="#ffffff" loext:char-shading-value="0" style:font-size-asian="14pt" style:font-size-complex="14pt"/>
    </style:style>
    <style:style style:name="T38" style:family="text">
      <style:text-properties fo:color="#333333" loext:opacity="100%"/>
    </style:style>
    <style:style style:name="T39" style:family="text">
      <style:text-properties fo:color="#333333" loext:opacity="100%" fo:font-size="14pt" style:font-size-asian="14pt" style:font-size-complex="14pt"/>
    </style:style>
    <style:style style:name="T40" style:family="text">
      <style:text-properties fo:color="#333333" loext:opacity="100%" fo:font-size="14pt" style:font-size-asian="14pt" style:font-size-complex="14pt"/>
    </style:style>
    <style:style style:name="T41" style:family="text">
      <style:text-properties fo:color="#333333" loext:opacity="100%" fo:font-size="14pt" fo:background-color="#ffffff" loext:char-shading-value="0" style:font-size-asian="14pt" style:font-size-complex="14pt"/>
    </style:style>
    <style:style style:name="T42" style:family="text">
      <style:text-properties fo:color="#333333" loext:opacity="100%" fo:font-size="14pt" fo:language="uk" fo:country="UA" fo:background-color="#ffffff" loext:char-shading-value="0" style:font-size-asian="14pt" style:font-size-complex="14pt"/>
    </style:style>
    <style:style style:name="T43" style:family="text">
      <style:text-properties fo:color="#333333" loext:opacity="100%" fo:font-size="14pt" fo:language="uk" fo:country="UA" style:font-size-asian="14pt" style:font-size-complex="14pt"/>
    </style:style>
    <style:style style:name="T44" style:family="text">
      <style:text-properties fo:color="#333333" loext:opacity="100%" fo:font-size="14pt" fo:language="uk" fo:country="UA" style:font-size-asian="14pt" style:font-size-complex="14pt"/>
    </style:style>
    <style:style style:name="T45" style:family="text">
      <style:text-properties fo:color="#333333" loext:opacity="100%" fo:font-size="14pt" fo:language="uk" fo:country="UA" fo:font-weight="bold" fo:background-color="#ffffff" loext:char-shading-value="0" style:font-size-asian="14pt" style:font-weight-asian="bold" style:font-size-complex="14pt"/>
    </style:style>
    <style:style style:name="T46" style:family="text">
      <style:text-properties fo:color="#333333" loext:opacity="100%" fo:font-size="14pt" fo:language="uk" fo:country="UA" fo:font-weight="bold" fo:background-color="#ffffff" loext:char-shading-value="0" style:font-size-asian="14pt" style:font-weight-asian="bold" style:font-size-complex="14pt"/>
    </style:style>
    <style:style style:name="T47" style:family="text">
      <style:text-properties fo:color="#333333" loext:opacity="100%" fo:font-size="14pt" fo:language="uk" fo:country="UA" fo:font-weight="bold" style:font-size-asian="14pt" style:font-weight-asian="bold" style:font-size-complex="14pt"/>
    </style:style>
    <style:style style:name="T48" style:family="text">
      <style:text-properties fo:color="#333333" loext:opacity="100%" fo:font-size="14pt" fo:language="uk" fo:country="UA" fo:font-weight="bold" style:font-name-asian="Times New Roman" style:font-size-asian="14pt" style:font-weight-asian="bold" style:font-size-complex="14pt"/>
    </style:style>
    <style:style style:name="T49" style:family="text">
      <style:text-properties fo:color="#333333" loext:opacity="100%" fo:language="uk" fo:country="UA"/>
    </style:style>
    <style:style style:name="gr1" style:family="graphic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draw:start-line-spacing-horizontal="0cm" draw:start-line-spacing-vertical="0cm" draw:end-line-spacing-horizontal="0cm" draw:end-line-spacing-vertical="0cm" loext:decorative="false" fo:margin-left="0.319cm" fo:margin-right="0.319cm" fo:margin-top="0cm" fo:margin-bottom="0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solid" svg:stroke-width="0.053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draw:start-line-spacing-horizontal="0cm" draw:start-line-spacing-vertical="0cm" draw:end-line-spacing-horizontal="0cm" draw:end-line-spacing-vertical="0cm" loext:decorative="false" fo:margin-left="0.319cm" fo:margin-right="0.319cm" fo:margin-top="0cm" fo:margin-bottom="0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4"><draw:connector text:anchor-type="char" draw:z-index="1" draw:style-name="gr1" draw:text-style-name="P38" draw:type="line" svg:x1="-0.333cm" svg:y1="0.838cm" svg:x2="16.978cm" svg:y2="0.842cm" svg:d="M-333 838l17311 4" svg:viewBox="0 0 17313 5"><text:p/></draw:connector><draw:connector text:anchor-type="char" draw:z-index="0" draw:style-name="gr2" draw:text-style-name="P38" draw:type="line" svg:x1="-0.333cm" svg:y1="0.739cm" svg:x2="16.978cm" svg:y2="0.743cm" svg:d="M-333 739l17311 4" svg:viewBox="0 0 17313 5"><text:p/></draw:connector>ЛАНОВЕЦЬКА МІСЬКА РАДА</text:p>
      <text:p text:style-name="P5"/>
      <text:p text:style-name="P2"><text:span text:style-name="T6">ПРОТОКОЛ № </text:span><text:span text:style-name="T13">2</text:span></text:p>
      <text:p text:style-name="P2"><text:span text:style-name="T6">Засідання комісії </text:span><text:span text:style-name="T7">з відбору проєктів громадського бюджету</text:span></text:p>
      <text:p text:style-name="P2"><text:span text:style-name="T7">Лановецької міської територіальної громади </text:span></text:p>
      <text:p text:style-name="P2"><text:span text:style-name="T6">від </text:span><text:span text:style-name="T5">25</text:span><text:span text:style-name="T6"> травня 2021 року</text:span></text:p>
      <text:p text:style-name="P6"/>
      <text:p text:style-name="P3"><text:span text:style-name="T9">Чисельний склад комісії 11 осіб:</text:span></text:p>
      <text:p text:style-name="P3"><text:span text:style-name="T6">Голова</text:span><text:span text:style-name="T9"> – Задерей Руслан <text:s/>Володимирович.</text:span></text:p>
      <text:p text:style-name="P3"><text:span text:style-name="T6">Секретар – </text:span><text:span text:style-name="T9">Пальчик Тетяна Миколаївна.</text:span></text:p>
      <text:p text:style-name="P3"><text:span text:style-name="T6">Члени </text:span><text:span text:style-name="T9">– Паранюк Лариса Анатоліївна, Салецька Неля Володимирівна, Казмірчук Олег Вікторович, Матевощук Юрій Олександрович, Ткачук Вікторія Олександрівна, Демчук Тетяна Володимирівна, Пшик Володимир Романович, Поцелуєв Анатолій Анатолійович, Яремчук Віктор Миколайович.</text:span></text:p>
      <text:p text:style-name="P3"><text:span text:style-name="T6">Присутні </text:span><text:span text:style-name="T9">– Задерей Руслан Володимирович, Паранюк Лариса Анатоліївна, Поцелуєв Анатолій Анатолійович, Салецька Неля Володимирівна, Пальчик Тетяна Миколаївна, Яремчук Віктор Миколайович, Матевощук Юрій Олександрович, Демчук Тетяна Володимирівна.</text:span></text:p>
      <text:p text:style-name="P3"><text:span text:style-name="T6">Відсутні</text:span><text:span text:style-name="T9"> <text:s/>– Казмірчук Олег Вікторович, Пшик Володимир Романович, Ткачук Вікторія Олександрівна (листок реєстрації додається).</text:span></text:p>
      <text:p text:style-name="P3"><text:span text:style-name="T6">В роботі комісії взяли участь:</text:span><text:span text:style-name="T9"> Рудніцкий Анатолій Віталійович – начальник відділу інформації та комунікації з громадськістю Лановецької міської ради.</text:span></text:p>
      <text:p text:style-name="P5"/>
      <text:p text:style-name="P5">ПОРЯДОК ДЕННИЙ<text:span text:style-name="T6"/></text:p>
      <text:p text:style-name="P35"><text:span text:style-name="T20">1. </text:span><text:span text:style-name="T18">Визначення рейтингу про</text:span><text:span text:style-name="T20">є</text:span><text:span text:style-name="T18">ктів громадського бюджету за результатами голосування.</text:span></text:p>
      <text:p text:style-name="P34"><text:span text:style-name="T19">Інформує</text:span><text:span text:style-name="T24">:</text:span><text:span text:style-name="T15"> перший заступник міського голови з питань діяльності виконавчих органів міської ради</text:span><text:span text:style-name="T24"> </text:span><text:span text:style-name="T21">Задерей Р.В.</text:span></text:p>
      <text:p text:style-name="P36">1. СЛУХАЛИ:</text:p>
      <text:p text:style-name="P35"><text:soft-page-break/><text:span text:style-name="T26">Задерей Р.В.</text:span><text:span text:style-name="T24"> оголосив потенційний рейтинг про</text:span><text:span text:style-name="T21">є</text:span><text:span text:style-name="T24">ктів за результатами голосування та запропонував рекомендувати до фінансування </text:span><text:span text:style-name="T21"><text:s/>двадцять один </text:span><text:span text:style-name="T24"><text:s/>про</text:span><text:span text:style-name="T21">є</text:span><text:span text:style-name="T24">кт.</text:span></text:p>
      <text:p text:style-name="P35"><text:span text:style-name="T25">Задерей Р.В.</text:span><text:span text:style-name="T23"> виставив на голосування рейтинг про</text:span><text:span text:style-name="T22">є</text:span><text:span text:style-name="T23">ктів переможців.</text:span></text:p>
      <text:p text:style-name="P35"><text:span text:style-name="T23">Голосували: «за» - </text:span><text:span text:style-name="T22">8</text:span><text:span text:style-name="T23">, «проти» - 0, «утрималися» - 0.</text:span></text:p>
      <text:p text:style-name="P36">ВИРІШИЛИ:</text:p>
      <text:p text:style-name="P35"><text:span text:style-name="T24">рекомендувати постійній комісії міської ради </text:span><text:span text:style-name="T28">питань планування, фінансів, бюджету та соціально-економічного розвитку, житлово-комунального господарства та комунальної власності, промисловості, підприємництва, транспорту, залучення інвестицій, зв’язку та сфери послуг зобовʼязати розпорядників бюджетних коштів передбачити на 202</text:span><text:span text:style-name="T29">1</text:span><text:span text:style-name="T28"> рік обсяги фінансування про</text:span><text:span text:style-name="T29">є</text:span><text:span text:style-name="T28">ктів-переможців —</text:span><text:span text:style-name="T29"> двадцять один </text:span><text:span text:style-name="T24"><text:s/>про</text:span><text:span text:style-name="T21">єкт</text:span><text:span text:style-name="T24"> а саме:</text:span></text:p>
      <text:p text:style-name="P14"/>
      <text:list text:style-name="WW8Num25">
        <text:list-item>
          <text:p text:style-name="P12" loext:marker-style-name="T10"><text:span text:style-name="T30"><text:s/></text:span>(№21)«Облаштування внутрішнього дворика Лановецького закладу загальної середньої освіти І-ІІІ ступенів№1 імені Юрія Коваля м. Ланівці».</text:p>
        </text:list-item>
      </text:list>
      <text:p text:style-name="Standard"><text:span text:style-name="ng-binding"><text:span text:style-name="T32">Точна адреса, за якою планується реалізація проєкту:</text:span></text:span></text:p>
      <text:p text:style-name="Standard"><text:span text:style-name="T42">Лановецький заклад загальної середньої освіти І - ІІІ ступенів №1 імені Юрія Коваля , вул. </text:span><text:span text:style-name="T41">Шкільна ,5 м. Ланівці</text:span></text:p>
      <text:p text:style-name="Standard"><text:span text:style-name="ng-binding"><text:span text:style-name="T32">Бюджет</text:span></text:span><text:span text:style-name="ng-binding"><text:span text:style-name="T33">:</text:span></text:span></text:p>
      <text:p text:style-name="P26">1) Виготовлення лавок в стилі лофт вартістю 27000 грн. (3 шт по 9000 грн.)</text:p>
      <text:p text:style-name="P26">2) Виготовлення круглих лавок в стилі лофт вартістю 16000 грн. (2 шт по 8000 грн.)</text:p>
      <text:p text:style-name="P26">3) Туї шарові вартістю 2200 грн. (22 шт по 100 грн.)</text:p>
      <text:p text:style-name="P26">4) Троянди вартістю 1250 грн. (25 шт по 50 грн.)</text:p>
      <text:p text:style-name="P26">5) Щебінь фракційний кольоровий вартістю 2500 грн. (250 кг по 10 грн.)</text:p>
      <text:p text:style-name="P26">6) Кора соснова декоративна вартістю 450 грн. (6 мішків по 75 грн.)</text:p>
      <text:p text:style-name="P26">7) Екобордюр вартістю 600 грн. (2 рулони по 300 грн.)</text:p>
      <text:p text:style-name="P26">Загальна вартість: 50000 грн.</text:p>
      <text:p text:style-name="P15">КПКВ 0611021</text:p>
      <text:p text:style-name="Standard"><text:span text:style-name="T9">КЕКВ 2210- 7000грн.</text:span></text:p>
      <text:p text:style-name="Standard"><text:span text:style-name="T9">КЕКВ 3110 – 43000грн.</text:span><text:span text:style-name="T9"/></text:p>
      <text:p text:style-name="P10"><text:soft-page-break/></text:p>
      <text:list text:continue-numbering="true" text:style-name="WW8Num25">
        <text:list-item>
          <text:p text:style-name="P17" loext:marker-style-name="T10"><text:span text:style-name="T10">(№12) «Сучасне шкільне подвір’я <text:s/>Лановецька ЗЗСО І-ІІІступенів № 2 <text:s/>м. Ланівці».</text:span></text:p>
        </text:list-item>
      </text:list>
      <text:p text:style-name="Standard"><text:span text:style-name="ng-binding"><text:span text:style-name="T32">Точна адреса, за якою планується реалізація проєкту:</text:span></text:span></text:p>
      <text:p text:style-name="Standard"><text:span text:style-name="T42">вул. Молодіжна, 32 Лановецький заклад загальної середньої освіти І-ІІІ ступенів №2</text:span></text:p>
      <text:p text:style-name="Standard"><text:span text:style-name="ng-binding"><text:span text:style-name="T32">Бюджет:</text:span></text:span></text:p>
      <text:p text:style-name="P26">1) Бруківка з встановленням, поребрики вартістю 45000 грн. (75 м.кв по 600 грн.)</text:p>
      <text:p text:style-name="P26">2) Лавка вартістю 4990 грн. (1 по 4990 грн.)</text:p>
      <text:p text:style-name="P26">Загальна вартість: 49990 грн.<text:span text:style-name="T43"/></text:p>
      <text:p text:style-name="P15">КПКВ 0611021</text:p>
      <text:p text:style-name="P16"><text:span text:style-name="T9">КЕКВ 2210 – 49990грн.</text:span></text:p>
      <text:p text:style-name="P27"/>
      <text:list text:continue-numbering="true" text:style-name="WW8Num25">
        <text:list-item>
          <text:p text:style-name="P17" loext:marker-style-name="T10"><text:span text:style-name="T12"><text:s text:c="2"/></text:span><text:span text:style-name="T10">(№7) «Майданчик для відпочинку та дозвілля всієї сім’ї с.Верещаки».</text:span></text:p>
        </text:list-item>
      </text:list>
      <text:p text:style-name="P16"><text:span text:style-name="ng-binding"><text:span text:style-name="T33">Точна адреса, за якою планується реалізація проєкту:</text:span></text:span></text:p>
      <text:p text:style-name="P16"><text:span text:style-name="T42">село Верещаки, вул Зелена 2а,Верещаківська філія Вишгородоцького ЗЗСО І-ІІІ ступенів,</text:span></text:p>
      <text:p text:style-name="P28"/>
      <text:p text:style-name="Standard"><text:span text:style-name="ng-binding"><text:span text:style-name="T32">Бюджет:</text:span></text:span></text:p>
      <text:p text:style-name="P26">1) Лавка Лада вартістю 5184 грн. (4 по 1296 грн.)</text:p>
      <text:p text:style-name="P26">2) Смітник вуличний вартістю 2364 грн. (4 по 591 грн.)</text:p>
      <text:p text:style-name="P26">3) Гойдалка подвійня вартістю 13900 грн. (2 по 6950 грн.)</text:p>
      <text:p text:style-name="P26">4) Тренажер Орбітрек вартістю 8800 грн. (1 по 8800 грн.)</text:p>
      <text:p text:style-name="P26">5) Тренажер Хос райдер вартістю 5850 грн. (1 по 5850 грн.)</text:p>
      <text:p text:style-name="P26"><text:soft-page-break/>6) тренажер для стегон вартістю 6855 грн. (1 по 6855 грн.)</text:p>
      <text:p text:style-name="P26">7) Місток-драбинка вартістю 3450 грн. (1 по 3450 грн.)</text:p>
      <text:p text:style-name="P26">8) Колода дерев'яна зігнута вартістю 3465 грн. (1 по 3465 грн.)</text:p>
      <text:p text:style-name="P26">Загальна вартість: 49868 грн.</text:p>
      <text:p text:style-name="P15">КПКВ 0611021</text:p>
      <text:p text:style-name="Standard"><text:span text:style-name="T9">КЕКВ 2210- 20313грн.</text:span></text:p>
      <text:p text:style-name="Standard"><text:span text:style-name="T9">КЕКВ 3110 – 29555грн.</text:span><text:span text:style-name="T9"/></text:p>
      <text:p text:style-name="P10"/>
      <text:p text:style-name="P8"><text:s text:c="11"/></text:p>
      <text:list text:continue-numbering="true" text:style-name="WW8Num25">
        <text:list-item>
          <text:p text:style-name="P17" loext:marker-style-name="T10"><text:span text:style-name="T12"><text:s/></text:span><text:span text:style-name="T10">(№13) «Дозвілля для дітей та молоді с. Вербовець».</text:span></text:p>
        </text:list-item>
      </text:list>
      <text:p text:style-name="P16"><text:span text:style-name="ng-binding"><text:span text:style-name="T31">Точна адреса, за якою планується реалізація проєкту:</text:span></text:span></text:p>
      <text:p text:style-name="P16"><text:span text:style-name="T39">Тернопільська обл. Кременецький р-н. с. Вербовець вул. Шевченка 38 (територія Вербовецької ЗЗСО |-||| ст.</text:span></text:p>
      <text:p text:style-name="Standard"><text:span text:style-name="ng-binding"><text:span text:style-name="T32">Бюджет:</text:span></text:span><text:span text:style-name="T32"/></text:p>
      <text:p text:style-name="P26">1) тренажер "жим ногами" вартістю 8760 грн. (1 по 8760 грн.)</text:p>
      <text:p text:style-name="P26">2) тренажер "твістер" вартістю 6480 грн. (1 по 6480 грн.)</text:p>
      <text:p text:style-name="P26">3) тренажер мязів черевного прессу економ вартістю 6588 грн. (1 по 6588 грн.)</text:p>
      <text:p text:style-name="P26">4) гребний тренажер вартістю 9348 грн. (1 по 9348 грн.)</text:p>
      <text:p text:style-name="P26">5) тренажер для мязів вартістю 6768 грн. (1 по 6768 грн.)</text:p>
      <text:p text:style-name="P26">6) тренажер "хос райдер" вартістю 6788 грн. (1 по 6788 грн.)</text:p>
      <text:p text:style-name="P26">Загальна вартість: 44732 грн.</text:p>
      <text:p text:style-name="P15">КПКВ 0611021</text:p>
      <text:p text:style-name="Standard"><text:soft-page-break/><text:span text:style-name="T9">КЕКВ 3110- 44732грн.</text:span></text:p>
      <text:p text:style-name="P30"><text:s text:c="11"/><text:span text:style-name="T45"/></text:p>
      <text:list text:continue-numbering="true" text:style-name="WW8Num25">
        <text:list-item>
          <text:p text:style-name="P18" loext:marker-style-name="T10"><text:span text:style-name="T10">(№3) «Безпечне материнство – щасливе дитинство с.Молотків».</text:span></text:p>
        </text:list-item>
      </text:list>
      <text:p text:style-name="Standard"><text:span text:style-name="ng-binding"><text:span text:style-name="T32">Точна адреса, за якою планується реалізація проєкту:</text:span></text:span></text:p>
      <text:p text:style-name="Standard"><text:span text:style-name="T41">с. Молотків вул. Центральна</text:span></text:p>
      <text:p text:style-name="Standard"><text:span text:style-name="ng-binding"><text:span text:style-name="T32">Бюджет :</text:span></text:span></text:p>
      <text:p text:style-name="P26">1) Гойдалка подвійна вартістю 11600 грн. (1 по 11600 грн.)</text:p>
      <text:p text:style-name="P26">2) Гойдалка балансир вартістю 5400 грн. (1 по 5400 грн.)</text:p>
      <text:p text:style-name="P26">3) Лавочка вартістю 1550 грн. (1 по 1550 грн.)</text:p>
      <text:p text:style-name="P26">4) Інформаційний стенд вартістю 1500 грн. (1 по 1500 грн.)</text:p>
      <text:p text:style-name="P26">5) Дитячий ігровий комплекс вартістю 25000 грн. (1 по 25000 грн.)</text:p>
      <text:p text:style-name="P26">6) Пісочниця з сидінням велика вартістю 4950 грн. (1 по 4950 грн.)</text:p>
      <text:p text:style-name="P26">Загальна вартість: 50000 грн.<text:span text:style-name="T43"/></text:p>
      <text:p text:style-name="Standard"><text:span text:style-name="T5">КПКВ 0</text:span><text:span text:style-name="T6">1</text:span><text:span text:style-name="T5">1</text:span><text:span text:style-name="T6">6030</text:span></text:p>
      <text:p text:style-name="Standard"><text:span text:style-name="T9">КЕКВ 2210- 13400грн.</text:span></text:p>
      <text:p text:style-name="P16"><text:span text:style-name="T9">КЕКВ 3110 – 36600грн.</text:span><text:span text:style-name="T43"/></text:p>
      <text:p text:style-name="P31"><text:s text:c="4"/><text:span text:style-name="T47"/></text:p>
      <text:list text:continue-numbering="true" text:style-name="WW8Num25">
        <text:list-item>
          <text:p text:style-name="P17" loext:marker-style-name="T10"><text:span text:style-name="T12"><text:s/></text:span><text:span text:style-name="T10">(№14) Оберіг села – «Богородиця» с. Козачки.</text:span></text:p>
        </text:list-item>
      </text:list>
      <text:p text:style-name="P16"><text:span text:style-name="ng-binding"><text:span text:style-name="T32">Точна адреса, за якою планується реалізація проєкту:</text:span></text:span></text:p>
      <text:p text:style-name="P16"><text:span text:style-name="T41">с. Козачки вул. Першотравнева (центр села)</text:span></text:p>
      <text:p text:style-name="Standard"><text:span text:style-name="ng-binding"><text:span text:style-name="T32">Бюджет :</text:span></text:span></text:p>
      <text:p text:style-name="P26"><text:soft-page-break/>1) Фігура Божої матері вартістю 19900 грн. (1 по 19900 грн.)</text:p>
      <text:p text:style-name="P26">2) Дах для каплички вартістю 25000 грн. (1 по 25000 грн.)</text:p>
      <text:p text:style-name="P26">3) Колони вартістю 5000 грн. (4 по 1250 грн.)</text:p>
      <text:p text:style-name="P26">Загальна вартість: 49900 грн.</text:p>
      <text:p text:style-name="Standard"><text:span text:style-name="T5">КПКВ 0</text:span><text:span text:style-name="T6">1</text:span><text:span text:style-name="T5">1</text:span><text:span text:style-name="T6">6030</text:span></text:p>
      <text:p text:style-name="Standard"><text:span text:style-name="T9">КЕКВ 2210- 5000грн.</text:span></text:p>
      <text:p text:style-name="P16"><text:span text:style-name="T9">КЕКВ 3110 – 44900грн.</text:span><text:span text:style-name="T43"/></text:p>
      <text:p text:style-name="P31"><text:s text:c="9"/><text:span text:style-name="T47"/></text:p>
      <text:list text:continue-numbering="true" text:style-name="WW8Num25">
        <text:list-item>
          <text:p text:style-name="P17" loext:marker-style-name="T10"><text:span text:style-name="T10">(№2) Спортивний майданчик «В здоровому тілі – здоровий дух с. Вишгородок».</text:span></text:p>
        </text:list-item>
      </text:list>
      <text:p text:style-name="P16"><text:span text:style-name="ng-binding"><text:span text:style-name="T32">Точна адреса, за якою планується реалізація проєкту:</text:span></text:span></text:p>
      <text:p text:style-name="P16"><text:span text:style-name="T41">с. Вишгородок, вул. Центральна, сквер</text:span></text:p>
      <text:p text:style-name="Standard"><text:span text:style-name="ng-binding"><text:span text:style-name="T32">Бюджет :</text:span></text:span></text:p>
      <text:p text:style-name="P26">1) вуличний тренажер "Орбітрек"" вартістю 8640 грн. (1 по 8640 грн.)</text:p>
      <text:p text:style-name="P26">2) вуличний тренажер "Батерфляй"" вартістю 21160 грн. (1 по 21160 грн.)</text:p>
      <text:p text:style-name="P26">3) вуличний спортивний комплекс вартістю 14000 грн. (1 по 14000 грн.)</text:p>
      <text:p text:style-name="P26">4) лавка паркова вартістю 5100 грн. (3 по 1700 грн.)</text:p>
      <text:p text:style-name="P26">Загальна вартість: 48900 грн.</text:p>
      <text:p text:style-name="Standard"><text:span text:style-name="T5">КПКВ 0</text:span><text:span text:style-name="T6">1</text:span><text:span text:style-name="T5">1</text:span><text:span text:style-name="T6">6030</text:span></text:p>
      <text:p text:style-name="Standard"><text:span text:style-name="T9">КЕКВ 2210- 5100грн.</text:span></text:p>
      <text:p text:style-name="P16"><text:span text:style-name="T9">КЕКВ 3110 – 43800грн.</text:span><text:span text:style-name="T47"/></text:p>
      <text:p text:style-name="P16"><text:span text:style-name="T48"><text:s text:c="11"/></text:span><text:span text:style-name="T48"/></text:p>
      <text:list text:continue-numbering="true" text:style-name="WW8Num25">
        <text:list-item>
          <text:p text:style-name="P25" loext:marker-style-name="T10"><text:soft-page-break/><text:span text:style-name="T10">(№4) «Здорова громада – здорова нація с. Буглів».</text:span></text:p>
        </text:list-item>
      </text:list>
      <text:p text:style-name="P16"><text:span text:style-name="ng-binding"><text:span text:style-name="T32">Точна адреса, за якою планується реалізація проєкту:</text:span></text:span></text:p>
      <text:p text:style-name="P16"><text:span text:style-name="T41">вулиця Вітрука, сільський стадіон</text:span></text:p>
      <text:p text:style-name="Standard"><text:span text:style-name="ng-binding"><text:span text:style-name="T32">Бюджет:</text:span></text:span></text:p>
      <text:p text:style-name="P26">1) Баскет. щит вартістю 5200 грн. (1 по 5200 грн.)</text:p>
      <text:p text:style-name="P26">2) Подвійний турнік вартістю 8200 грн. (1 по 8200 грн.)</text:p>
      <text:p text:style-name="P26">3) Жим сидячи (под. вартістю 17150 грн. (1 по 17150 грн.)</text:p>
      <text:p text:style-name="P26">4) Амреслінг (стіл) вартістю 3600 грн. (1 по 3600 грн.)</text:p>
      <text:p text:style-name="P26">5) Т-р Веслувальник вартістю 7850 грн. (1 по 7850 грн.)</text:p>
      <text:p text:style-name="P26">6) Т-р для пресу вартістю 7950 грн. (1 по 7950 грн.)</text:p>
      <text:p text:style-name="P26">Загальна вартість: 49950 грн.</text:p>
      <text:p text:style-name="Standard"><text:span text:style-name="T5">КПКВ 0</text:span><text:span text:style-name="T6">1</text:span><text:span text:style-name="T5">1</text:span><text:span text:style-name="T6">6030</text:span></text:p>
      <text:p text:style-name="Standard"><text:span text:style-name="T9">КЕКВ 2210- 8800грн.</text:span></text:p>
      <text:p text:style-name="P16"><text:span text:style-name="T9">КЕКВ 3110 – 41150грн.</text:span></text:p>
      <text:p text:style-name="P27"/>
      <text:p text:style-name="P32"/>
      <text:p text:style-name="P13"/>
      <text:p text:style-name="P13"/>
      <text:p text:style-name="P20"><text:span text:style-name="T10">9. <text:s/>(№25) «Здорове дозвілля – здорова нація с. Білозірка».</text:span></text:p>
      <text:p text:style-name="P16"><text:span text:style-name="ng-binding"><text:span text:style-name="T32">Точна адреса, за якою планується реалізація проєкту:</text:span></text:span></text:p>
      <text:p text:style-name="P16"><text:span text:style-name="T41">Україна, Тернопільська область,Лановецький район,с.Білозірка, вул. Шкільна, 2</text:span></text:p>
      <text:p text:style-name="Standard"><text:soft-page-break/><text:span text:style-name="ng-binding"><text:span text:style-name="T32">Бюджет:</text:span></text:span></text:p>
      <text:p text:style-name="P26">1) Вуличний тренажер "Хос Райдер" вартістю 5533 грн. (1 по 5533 грн.)</text:p>
      <text:p text:style-name="P26">2) Вуличний тренажер "Гребний" вартістю 6615 грн. (1 по 6615 грн.)</text:p>
      <text:p text:style-name="P26">3) Вуличний тренажер "Лижник" вартістю 7619 грн. (1 по 7619 грн.)</text:p>
      <text:p text:style-name="P26">4) Вуличний тренажер"Жим ногами - горизонтальний маятник" вартістю 8331 грн. (1 по 8331 грн.)</text:p>
      <text:p text:style-name="P26">5) Пісочниця "Рахівниця" вартістю 4156 грн. (1 по 4156 грн.)</text:p>
      <text:p text:style-name="P26">6) Пружинка "Півник" вартістю 7236 грн. (1 по 7236 грн.)</text:p>
      <text:p text:style-name="P26">7) Балансир "Коник" вартістю 5072 грн. (1 по 5072 грн.)</text:p>
      <text:p text:style-name="P26">8) Урна для сміття вартістю 369 грн. (1 по 369 грн.)</text:p>
      <text:p text:style-name="P26">9) Балансир "Комфорт" вартістю 5069 грн. (1 по 5069 грн.)</text:p>
      <text:p text:style-name="P26">Загальна вартість: 50000 грн.<text:span text:style-name="T43"/></text:p>
      <text:p text:style-name="P15">КПКВ 0611021</text:p>
      <text:p text:style-name="Standard"><text:span text:style-name="T9">КЕКВ 2210- 20199грн.</text:span></text:p>
      <text:p text:style-name="Standard"><text:span text:style-name="T9">КЕКВ 3110 – 29801грн.</text:span><text:span text:style-name="T43"/></text:p>
      <text:p text:style-name="P31"><text:s text:c="14"/></text:p>
      <text:list text:style-name="WW8Num14">
        <text:list-item>
          <text:p text:style-name="P19" loext:marker-style-name="T10"><text:span text:style-name="T12"><text:s/></text:span><text:span text:style-name="T10">(№14) «</text:span><text:span text:style-name="T14">School</text:span><text:span text:style-name="T10"> – простір – територія комфорту і безпеки с. Загірці».</text:span></text:p>
        </text:list-item>
      </text:list>
      <text:p text:style-name="P16"><text:span text:style-name="ng-binding"><text:span text:style-name="T33">Точна адреса, за якою планується реалізація проєкту:</text:span></text:span></text:p>
      <text:p text:style-name="P16"><text:span text:style-name="T42">Тернопільська область, Кременецький район, Загірці (Лановецька МТГ),вулиця Миру, 2. Територія біля Загірцівського ЗЗСО І-ІІ ступенів.</text:span></text:p>
      <text:p text:style-name="Standard"><text:span text:style-name="ng-binding"><text:span text:style-name="T32">Бюджет:</text:span></text:span></text:p>
      <text:p text:style-name="P26">1) Бруківка зі встановленням, бордюри вартістю 44940 грн. (70 кв.м. по 642 грн.)</text:p>
      <text:p text:style-name="P26">2) Лавка вартістю 5058 грн. (2 шт. по 2529 грн.)</text:p>
      <text:p text:style-name="P26"><text:soft-page-break/>Загальна вартість: 49998 грн.<text:span text:style-name="T43"/></text:p>
      <text:p text:style-name="P15">КПКВ 0611021</text:p>
      <text:p text:style-name="Standard"><text:span text:style-name="T9">КЕКВ 2210- 49998грн.</text:span></text:p>
      <text:p text:style-name="P31"><text:s text:c="11"/></text:p>
      <text:list text:continue-numbering="true" text:style-name="WW8Num14">
        <text:list-item>
          <text:p text:style-name="P21" loext:marker-style-name="T10"><text:span text:style-name="T12"><text:s/></text:span><text:span text:style-name="T10">(№15) «Юськовецький міні – паркмега – надія нашої громади…».</text:span></text:p>
        </text:list-item>
      </text:list>
      <text:p text:style-name="P16"><text:span text:style-name="ng-binding"><text:span text:style-name="T32">Точна адреса, за якою планується реалізація проєкту:</text:span></text:span></text:p>
      <text:p text:style-name="P16"><text:span text:style-name="T41">Парк, шкільне подвір`я вул. Центральна - вул. Шкільна,5 с. Юськівці Кременецького району Тернопільської області</text:span><text:span text:style-name="T43"> </text:span></text:p>
      <text:p text:style-name="Standard"><text:span text:style-name="ng-binding"><text:span text:style-name="T32">Бюджет :</text:span></text:span></text:p>
      <text:p text:style-name="P26">1) Лавочки вартістю 12000 грн. (4, шт. по 3000 грн.)</text:p>
      <text:p text:style-name="P26">2) Ліхтарі двійні вартістю 15000 грн. (5, шт. по 3000 грн.)</text:p>
      <text:p text:style-name="P26">3) Урни вартістю 4000 грн. (4, шт. по 1000 грн.)</text:p>
      <text:p text:style-name="P26">4) Фонтан вартістю 12000 грн. (1, шт. по 12000 грн.)</text:p>
      <text:p text:style-name="P26">5) Зелені насадження вартістю 6000 грн. (40, шт. по 150 грн.)</text:p>
      <text:p text:style-name="P26">6) Арка вартістю 999 грн. (1 шт по 999 грн.)</text:p>
      <text:p text:style-name="P26">Загальна вартість: 49999 грн.<text:span text:style-name="T43"/></text:p>
      <text:p text:style-name="Standard"><text:span text:style-name="T5">КПКВ 0</text:span><text:span text:style-name="T6">1</text:span><text:span text:style-name="T5">1</text:span><text:span text:style-name="T6">6030</text:span></text:p>
      <text:p text:style-name="Standard"><text:span text:style-name="T9">КЕКВ 2210- 37999грн. </text:span><text:span text:style-name="T5">КПКВ 0611021</text:span><text:span text:style-name="T6"> </text:span><text:span text:style-name="T9">КЕКВ 3110 – 12000грн.</text:span></text:p>
      <text:p text:style-name="P31"><text:s text:c="9"/></text:p>
      <text:list text:continue-numbering="true" text:style-name="WW8Num14">
        <text:list-item>
          <text:p text:style-name="P22" loext:marker-style-name="T10"><text:span text:style-name="T12"><text:s/></text:span><text:span text:style-name="T10">(№17) «Відпочинкова зона с. Лопушно».</text:span></text:p>
        </text:list-item>
      </text:list>
      <text:p text:style-name="P16"><text:span text:style-name="ng-binding"><text:span text:style-name="T32">Точна адреса, за якою планується реалізація проєкту:</text:span></text:span></text:p>
      <text:p text:style-name="P16"><text:span text:style-name="T41">село Лопушне, вул Миру 39</text:span></text:p>
      <text:p text:style-name="Standard"><text:soft-page-break/><text:span text:style-name="ng-binding"><text:span text:style-name="T32">Бюджет :</text:span></text:span></text:p>
      <text:p text:style-name="P26">1) Паркан вартістю 12000 грн. (20 по 600 грн.)</text:p>
      <text:p text:style-name="P26">2) Лавочки вартістю 16000 грн. (4 по 4000 грн.)</text:p>
      <text:p text:style-name="P26">3) Бруківка вартістю 12000 грн. (20(м2) по 600(1м2) грн.)</text:p>
      <text:p text:style-name="P26">4) Озеленення (туї) вартістю 1000 грн. (10 по 100 грн.)</text:p>
      <text:p text:style-name="P26">5) Сміттєві баки вартістю 1200 грн. (4 по 300 грн.)</text:p>
      <text:p text:style-name="P26">6) Комбінований тренажер для ніг вартістю 7800 грн. (1 по 7800 грн.)</text:p>
      <text:p text:style-name="P26">Загальна вартість: 50000 грн.</text:p>
      <text:p text:style-name="Standard"><text:span text:style-name="T5">КПКВ 0</text:span><text:span text:style-name="T6">1</text:span><text:span text:style-name="T5">1</text:span><text:span text:style-name="T6">6030</text:span></text:p>
      <text:p text:style-name="Standard"><text:span text:style-name="T9">КЕКВ 2210- 42200грн.</text:span></text:p>
      <text:p text:style-name="P16"><text:span text:style-name="T9">КЕКВ 3110 – 7800грн.</text:span><text:span text:style-name="T43"/></text:p>
      <text:p text:style-name="P31"><text:s text:c="8"/></text:p>
      <text:list text:continue-numbering="true" text:style-name="WW8Num14">
        <text:list-item>
          <text:p text:style-name="P21" loext:marker-style-name="T10"><text:span text:style-name="T12"><text:s/></text:span><text:span text:style-name="T10">(№13) «Комплекс вуличних тренажерів у селі Татаринці».</text:span></text:p>
        </text:list-item>
      </text:list>
      <text:p text:style-name="P16"><text:span text:style-name="ng-binding"><text:span text:style-name="T32">Точна адреса, за якою планується реалізація проєкту:</text:span></text:span></text:p>
      <text:p text:style-name="P16"><text:span text:style-name="T42">47420, с. Татаринці , вул. Шкільна , 17 Якимівська філія Лановецького ЗЗСО І-ІІІ ступенів №2</text:span></text:p>
      <text:p text:style-name="Standard"><text:span text:style-name="ng-binding"><text:span text:style-name="T32">Бюджет :</text:span></text:span></text:p>
      <text:p text:style-name="P26">1) Тренажер мультижим вартістю 25000 грн. (1 по 25000 грн.)</text:p>
      <text:p text:style-name="P26">2) Тренажер орбітрек вартістю 13000 грн. (1 по 13000 грн.)</text:p>
      <text:p text:style-name="P26">3) Тренажер веслувальник вартістю 11950 грн. (1 по 11950 грн.)</text:p>
      <text:p text:style-name="P26">Загальна вартість: 49950 грн.</text:p>
      <text:p text:style-name="P15">КПКВ 0611021</text:p>
      <text:p text:style-name="Standard"><text:soft-page-break/><text:span text:style-name="T9">КЕКВ 2210- 49950грн.</text:span></text:p>
      <text:p text:style-name="P31"><text:s text:c="9"/><text:span text:style-name="T47"/></text:p>
      <text:p text:style-name="P31"><text:s text:c="2"/></text:p>
      <text:list text:continue-numbering="true" text:style-name="WW8Num14">
        <text:list-item>
          <text:p text:style-name="P21" loext:marker-style-name="T10"><text:span text:style-name="T12"><text:s/></text:span><text:span text:style-name="T10">(№6) «Цілюще джерело с. Ванжулів».</text:span></text:p>
        </text:list-item>
      </text:list>
      <text:p text:style-name="P16"><text:span text:style-name="ng-binding"><text:span text:style-name="T32">Точна адреса, за якою планується реалізація проєкту:</text:span></text:span></text:p>
      <text:p text:style-name="P33">вул. Цегельна, с. Ванжулів, Лановецької міської ради, Кременецького р-ну, Тернопільської обл.</text:p>
      <text:p text:style-name="P28"><text:span text:style-name="ng-binding"><text:span text:style-name="T33"/></text:span></text:p>
      <text:p text:style-name="Standard"><text:span text:style-name="ng-binding"><text:span text:style-name="T32">Бюджет :</text:span></text:span></text:p>
      <text:p text:style-name="P26">1) Статуя Матір Божа вартістю 12000 грн. (1 по 12000 грн.)</text:p>
      <text:p text:style-name="P26">2) Малий купол вартістю 7000 грн. (1 по 7000 грн.)</text:p>
      <text:p text:style-name="P26">3) Цемент вартістю 3200 грн. (20 по 160 грн.)</text:p>
      <text:p text:style-name="P26">4) Камінь вартістю 4800 грн. (10 т. по 480 грн.)</text:p>
      <text:p text:style-name="P26">5) Ліс обрізний вартістю 6000 грн. (1.5 м3 по 4000 грн.)</text:p>
      <text:p text:style-name="P26">6) Метало черепиця вартістю 4875 грн. (25 м2 по 195 грн.)</text:p>
      <text:p text:style-name="P26">7) Коньки вартістю 1840 грн. (16 м/п по 115 грн.)</text:p>
      <text:p text:style-name="P26">8) Вази, клумби вартістю 1488 грн. (6 по 248 грн.)</text:p>
      <text:p text:style-name="P26">9) Вагонка дерев'яна вартістю 2700 грн. (20 м2 по 135 грн.)</text:p>
      <text:p text:style-name="P26">10) Бруківка вартістю 3885 грн. (21 м2 по 185 грн.)</text:p>
      <text:p text:style-name="P26">11) Профільна труба 40*25 вартістю 2050 грн. (25 м/п по 82 грн.)</text:p>
      <text:p text:style-name="P26">12) Саморізи вартістю 162 грн. (180 шт. по 0.9 грн.)</text:p>
      <text:p text:style-name="P26">Загальна вартість: 50000 грн.<text:span text:style-name="T39"/></text:p>
      <text:p text:style-name="Standard"><text:soft-page-break/><text:span text:style-name="T5">КПКВ 0</text:span><text:span text:style-name="T6">1</text:span><text:span text:style-name="T5">1</text:span><text:span text:style-name="T6">6030</text:span></text:p>
      <text:p text:style-name="Standard"><text:span text:style-name="T9">КЕКВ 2210- 31000грн.</text:span></text:p>
      <text:p text:style-name="P16"><text:span text:style-name="T9">КЕКВ 3110 – 19000грн.</text:span><text:span text:style-name="T43"/></text:p>
      <text:p text:style-name="P27"/>
      <text:p text:style-name="P31"><text:s text:c="12"/><text:span text:style-name="T47"/></text:p>
      <text:list text:continue-numbering="true" text:style-name="WW8Num14">
        <text:list-item>
          <text:p text:style-name="P21" loext:marker-style-name="T10"><text:span text:style-name="T12"><text:s/></text:span><text:span text:style-name="T10">(№1) «Дозвілля для дітей та молоді с. Іванківці».</text:span></text:p>
        </text:list-item>
      </text:list>
      <text:p text:style-name="P16"><text:span text:style-name="ng-binding"><text:span text:style-name="T32">Точна адреса, за якою планується реалізація проєкту:</text:span></text:span></text:p>
      <text:p text:style-name="P16"><text:span text:style-name="T41">Вулиця Гагаріна, біля школи</text:span></text:p>
      <text:p text:style-name="Standard"><text:span text:style-name="ng-binding"><text:span text:style-name="T32">Бюджет:</text:span></text:span></text:p>
      <text:p text:style-name="P26">1) Пісочниця вартістю 2000 грн. (1 по 2000 грн.)</text:p>
      <text:p text:style-name="P26">2) Дошка для малювання вартістю 5200 грн. (1 по 5200 грн.)</text:p>
      <text:p text:style-name="P26">3) Тренажер для пресу вартістю 7600 грн. (1 по 7600 грн.)</text:p>
      <text:p text:style-name="P26">4) Тренажер для рук вартістю 8000 грн. (1 по 8000 грн.)</text:p>
      <text:p text:style-name="P26">5) Тренажер для ніг вартістю 8500 грн. (1 по 8500 грн.)</text:p>
      <text:p text:style-name="P26">6) Сітка для лазіння дітей вартістю 7600 грн. (1 по 7600 грн.)</text:p>
      <text:p text:style-name="P26">7) Подвійна гойдалка вартістю 6000 грн. (1 по 6000 грн.)</text:p>
      <text:p text:style-name="P26">8) 8 Гойдалка Пружинка вартістю 2500 грн. (1 по 2500 грн.)</text:p>
      <text:p text:style-name="P26">9) Сміттєві баки вартістю 600 грн. (2 по 300 грн.)</text:p>
      <text:p text:style-name="P26">10) Закупівля піску для оформлення дитячого майданчика вартістю 2000 грн. (1 по 2000 грн.)</text:p>
      <text:p text:style-name="P26">Загальна вартість: 50000 грн.<text:span text:style-name="T43"/></text:p>
      <text:p text:style-name="P15">КПКВ 0611021</text:p>
      <text:p text:style-name="Standard"><text:soft-page-break/><text:span text:style-name="T9">КЕКВ 2210- 12300грн.</text:span></text:p>
      <text:p text:style-name="Standard"><text:span text:style-name="T9">КЕКВ 3110 – 37700грн.</text:span><text:span text:style-name="T43"/></text:p>
      <text:p text:style-name="P27"/>
      <text:p text:style-name="P31"><text:s text:c="11"/><text:span text:style-name="T47"/></text:p>
      <text:list text:continue-numbering="true" text:style-name="WW8Num14">
        <text:list-item>
          <text:p text:style-name="P21" loext:marker-style-name="T10"><text:span text:style-name="T12"><text:s/></text:span><text:span text:style-name="T10">(№5) «В Краснолуці, бути здоровим, жити активно – це стильно та позитивно!!!».</text:span></text:p>
        </text:list-item>
      </text:list>
      <text:p text:style-name="P16"><text:span text:style-name="ng-binding"><text:span text:style-name="T32">Точна адреса, за якою планується реалізація проєкту:</text:span></text:span></text:p>
      <text:p text:style-name="P16"><text:span text:style-name="T41">Вул.Шкільна,3 Село Краснолука Кременецький район Тернопільська область 47462</text:span></text:p>
      <text:p text:style-name="Standard"><text:span text:style-name="ng-binding"><text:span text:style-name="T32">Бюджет:</text:span></text:span></text:p>
      <text:p text:style-name="P26">1) Сітка для огорожі вартістю 11520 грн. (144, м по 80,00 грн.)</text:p>
      <text:p text:style-name="P26">2) Стовпчики труба вартістю 16800 грн. (140, м по 120,00 грн.)</text:p>
      <text:p text:style-name="P26">3) Кутник 40*40 вартістю 13860 грн. (252, м по 55 грн.)</text:p>
      <text:p text:style-name="P26">4) Пісок вартістю 1485 грн. (9, м3 по 165 грн.)</text:p>
      <text:p text:style-name="P26">5) Цемент вартістю 1300 грн. (650,0 кг по 2,50 грн.)</text:p>
      <text:p text:style-name="P26">6) Кріплення сітки вартістю 2497 грн. (227, шт по 11 грн.)</text:p>
      <text:p text:style-name="P26">7) Трава газонна вартістю 2440 грн. (20,0 кг по 122,50 грн.)</text:p>
      <text:p text:style-name="P26">Загальна вартість: 49902 грн.</text:p>
      <text:p text:style-name="P15">КПКВ 0611021</text:p>
      <text:p text:style-name="Standard"><text:span text:style-name="T9">КЕКВ 2210- 49902грн.</text:span></text:p>
      <text:p text:style-name="P31"><text:s text:c="12"/><text:span text:style-name="T47"/></text:p>
      <text:list text:continue-numbering="true" text:style-name="WW8Num14">
        <text:list-item>
          <text:p text:style-name="P21" loext:marker-style-name="T10"><text:span text:style-name="T12"><text:s/></text:span><text:span text:style-name="T10">(№18) «Огорожа кладовища с. Волиця».</text:span></text:p>
        </text:list-item>
      </text:list>
      <text:p text:style-name="P16"><text:span text:style-name="ng-binding"><text:span text:style-name="T32">Точна адреса, за якою планується реалізація проєкту:</text:span></text:span></text:p>
      <text:p text:style-name="P16"><text:soft-page-break/><text:span text:style-name="T41">Село Волиця вул. Б.Хмельницького</text:span></text:p>
      <text:p text:style-name="Standard"><text:span text:style-name="ng-binding"><text:span text:style-name="T32">Бюджет :</text:span></text:span></text:p>
      <text:p text:style-name="P26">1) секція «Еко колор»1,50м зелений вартістю 26730 грн. (55 по 486 грн.)</text:p>
      <text:p text:style-name="P26">2) Стовп «стандарт колор» 2 м зелений вартістю 15680 грн. (56 по 280 грн.)</text:p>
      <text:p text:style-name="P26">3) Кріплення «стандарт» зелений вартістю 4368 грн. (336 по 13 грн.)</text:p>
      <text:p text:style-name="P26">4) Цемент 50кг вартістю 1080 грн. (6 по 180 грн.)</text:p>
      <text:p text:style-name="P26">5) Пісок т вартістю 800 грн. (4 по 200 грн.)</text:p>
      <text:p text:style-name="P26">Загальна вартість: 48658 грн.</text:p>
      <text:p text:style-name="Standard"><text:span text:style-name="T5">КПКВ 0</text:span><text:span text:style-name="T6">1</text:span><text:span text:style-name="T5">1</text:span><text:span text:style-name="T6">6030</text:span></text:p>
      <text:p text:style-name="Standard"><text:span text:style-name="T9">КЕКВ 2210- 48658грн.</text:span></text:p>
      <text:p text:style-name="P31"><text:s text:c="11"/><text:span text:style-name="T47"/></text:p>
      <text:list text:continue-numbering="true" text:style-name="WW8Num14">
        <text:list-item>
          <text:p text:style-name="P21" loext:marker-style-name="T10"><text:span text:style-name="T12"><text:s/></text:span><text:span text:style-name="T10">(№9) «Дозвіллі для дітей та молоді с. Москалівка».</text:span></text:p>
        </text:list-item>
      </text:list>
      <text:p text:style-name="P16"><text:span text:style-name="ng-binding"><text:span text:style-name="T32">Точна адреса, за якою планується реалізація проєкту</text:span></text:span><text:span text:style-name="ng-binding"><text:span text:style-name="T37">:</text:span></text:span></text:p>
      <text:p text:style-name="P16"><text:span text:style-name="T41">с.Москалівка вул.Шевченка, 21 Москалівський КЗДО</text:span></text:p>
      <text:p text:style-name="Standard"><text:span text:style-name="ng-binding"><text:span text:style-name="T32">Бюджет:</text:span></text:span></text:p>
      <text:p text:style-name="P26">1) Дитячі підвісні качелі вартістю 680 грн. (2 по 340 грн.)</text:p>
      <text:p text:style-name="P26">2) Дитяча пісочниця вартістю 2600 грн. (1 по 2600 грн.)</text:p>
      <text:p text:style-name="P26">3) Сітка для лазіння вартістю 2100 грн. (1 по 2100 грн.)</text:p>
      <text:p text:style-name="P26">4) Сміттєві баки вартістю 600 грн. (2 по 300 грн.)</text:p>
      <text:p text:style-name="P26">5) Ігровий дитячий куточок вартістю 7300 грн. (1 по 7300 грн.)</text:p>
      <text:p text:style-name="P26">6) Спортивний куточок вартістю 2500 грн. (1 по 2500 грн.)</text:p>
      <text:p text:style-name="P26"><text:soft-page-break/>7) Лавка вартістю 2000 грн. (1 по 2000 грн.)</text:p>
      <text:p text:style-name="P26">8) Будиночок - альтанка вартістю 19520 грн. (1 по 19520 грн.)</text:p>
      <text:p text:style-name="P26">9) Вуличний тренажер вартістю 8900 грн. (1 по 8900 грн.)</text:p>
      <text:p text:style-name="P26">10) Гойдалка на пружині вартістю 3800 грн. (1 по 3800 грн.)</text:p>
      <text:p text:style-name="P26">Загальна вартість: 50000 грн.</text:p>
      <text:p text:style-name="Standard"><text:span text:style-name="T5">КПКВ 06110</text:span><text:span text:style-name="T13">10</text:span></text:p>
      <text:p text:style-name="Standard"><text:span text:style-name="T9">КЕКВ 2210- 14280грн.</text:span></text:p>
      <text:p text:style-name="Standard"><text:span text:style-name="T9">КЕКВ 3110 – 35720грн.</text:span><text:span text:style-name="T43"/></text:p>
      <text:p text:style-name="P31"><text:s text:c="12"/><text:span text:style-name="T47"/></text:p>
      <text:list text:continue-numbering="true" text:style-name="WW8Num14">
        <text:list-item>
          <text:p text:style-name="P21" loext:marker-style-name="T10"><text:span text:style-name="T12"><text:s/></text:span><text:span text:style-name="T10">(№24) «Впорядкування історико – архітектурної пам’ятки Козацька могила в с. Мала Білка».</text:span></text:p>
        </text:list-item>
      </text:list>
      <text:p text:style-name="P16"><text:span text:style-name="ng-binding"><text:span text:style-name="T32">Точна адреса, за якою планується реалізація проєкту:</text:span></text:span></text:p>
      <text:p text:style-name="P16"><text:span text:style-name="T41">с.Мала Білка</text:span></text:p>
      <text:p text:style-name="Standard"><text:span text:style-name="ng-binding"><text:span text:style-name="T32">Бюджет:</text:span></text:span></text:p>
      <text:p text:style-name="P26">1) Тротуарна плитка вартістю 18000 грн. (600 по 30 грн.)</text:p>
      <text:p text:style-name="P26">2) Лавочка вартістю 16800 грн. (4 по 4200 грн.)</text:p>
      <text:p text:style-name="P26">3) Виконання робіт вартістю 15000 грн. (1 по 15000 грн.)</text:p>
      <text:p text:style-name="P26">Загальна вартість: 49800 грн.<text:span text:style-name="T43"/></text:p>
      <text:p text:style-name="Standard"><text:span text:style-name="T5">КПКВ 0</text:span><text:span text:style-name="T6">1</text:span><text:span text:style-name="T5">1</text:span><text:span text:style-name="T6">6030</text:span></text:p>
      <text:p text:style-name="Standard"><text:span text:style-name="T9">КЕКВ 2210- 34800грн.</text:span></text:p>
      <text:p text:style-name="Standard"><text:span text:style-name="T9">КЕКВ 2240- 15000грн.</text:span></text:p>
      <text:p text:style-name="P27"/>
      <text:p text:style-name="P31"><text:soft-page-break/><text:s text:c="9"/><text:span text:style-name="T47"/></text:p>
      <text:list text:continue-numbering="true" text:style-name="WW8Num14">
        <text:list-item>
          <text:p text:style-name="P22" loext:marker-style-name="T10"><text:span text:style-name="T12"><text:s/></text:span><text:span text:style-name="T10">(№8) «Спортивний майданчик <text:s/>село Влащинці».</text:span></text:p>
        </text:list-item>
      </text:list>
      <text:p text:style-name="P16"><text:span text:style-name="ng-binding"><text:span text:style-name="T32">Точна адреса, за якою планується реалізація проєкту:</text:span></text:span></text:p>
      <text:p text:style-name="P16"><text:span text:style-name="T41">с.Влащинці . Вул. Центральна ( біля приміщення сільського клубу)</text:span></text:p>
      <text:p text:style-name="Standard"><text:span text:style-name="ng-binding"><text:span text:style-name="T32">Бюджет:</text:span></text:span></text:p>
      <text:p text:style-name="P26">1) ворота для міні футболу, гандболу з баскетбольним щитом вартістю 17900 грн. (2 по 8950 грн.)</text:p>
      <text:p text:style-name="P26">2) стойки волейбольні вартістю 3118 грн. (1 по 3118 грн.)</text:p>
      <text:p text:style-name="P26">3) Сітка для волейболу вартістю 2200 грн. (1 по 2200 грн.)</text:p>
      <text:p text:style-name="P26">4) Спортивний комплекс " Спорт 7" вартістю 17000 грн. (1 по 17000 грн.)</text:p>
      <text:p text:style-name="P26">5) М`яч баскетбольний вартістю 700 грн. (1 по 700 грн.)</text:p>
      <text:p text:style-name="P26">6) М`яч футбольний вартістю 600 грн. (1 по 600 грн.)</text:p>
      <text:p text:style-name="P26">7) М`яч волейбольний вартістю 400 грн. (1 по 400 грн.)</text:p>
      <text:p text:style-name="P26">8) Цемент вартістю 1200 грн. (6 по 200 грн.)</text:p>
      <text:p text:style-name="P26">9) Вуличний тренажер для пресу RM-14 вартістю 6540 грн. (1 по 6540 грн.)</text:p>
      <text:p text:style-name="P26">Загальна вартість: 49658 грн.</text:p>
      <text:p text:style-name="Standard"><text:span text:style-name="T5">КПКВ 061</text:span><text:span text:style-name="T13">4060</text:span></text:p>
      <text:p text:style-name="Standard"><text:span text:style-name="T9">КЕКВ 2210- 8218грн.</text:span></text:p>
      <text:p text:style-name="Standard"><text:span text:style-name="T9">КЕКВ 3110 – 41440грн.</text:span><text:span text:style-name="T43"/></text:p>
      <text:p text:style-name="P31"><text:s text:c="9"/><text:span text:style-name="T47"/></text:p>
      <text:list text:continue-numbering="true" text:style-name="WW8Num14">
        <text:list-item>
          <text:p text:style-name="P21" loext:marker-style-name="T10"><text:span text:style-name="T10">(№23) «Спортивна та комфортна зона для молоді с. Бережанка».</text:span></text:p>
        </text:list-item>
      </text:list>
      <text:p text:style-name="P16"><text:span text:style-name="ng-binding"><text:span text:style-name="T32">Точна адреса, за якою планується реалізація проєкту:</text:span></text:span></text:p>
      <text:p text:style-name="P16"><text:soft-page-break/><text:span text:style-name="T42">с</text:span><text:span text:style-name="T41">.Бережанка, вул.1 Травня</text:span><text:span text:style-name="T42">.</text:span></text:p>
      <text:p text:style-name="Standard"><text:span text:style-name="ng-binding"><text:span text:style-name="T32">Бюджет:</text:span></text:span></text:p>
      <text:p text:style-name="P26">1) Стіл тенісний вартістю 12000 грн. (1 по 12000 грн.)</text:p>
      <text:p text:style-name="P26">2) Стіл більярдний вартістю 38000 грн. (1 по 38000 грн.)</text:p>
      <text:p text:style-name="P26">Загальна вартість: 50000 грн.</text:p>
      <text:p text:style-name="P15">КПКВ 0611021</text:p>
      <text:p text:style-name="Standard"><text:span text:style-name="T9">КЕКВ 3110 – 50000грн.</text:span></text:p>
      <text:p text:style-name="P29"/>
      <text:p text:style-name="P11"/>
      <text:p text:style-name="P23"><text:span text:style-name="T6">Голова комісії <text:s text:c="76"/>Руслан ЗАДЕРЕЙ</text:span></text:p>
      <text:p text:style-name="P9"><text:s/><text:span text:style-name="T6"/></text:p>
      <text:p text:style-name="P6"/>
      <text:p text:style-name="P23"><text:span text:style-name="T8">Протокол вела: Тетяна Пальчик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ourier New" svg:font-family="'Courier New'" style:font-family-generic="moder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angal" svg:font-family="Mangal"/>
    <style:font-face style:name="Mangal1" svg:font-family="Mangal" style:font-family-generic="roman" style:font-pitch="variable"/>
    <style:font-face style:name="Mangal2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egoe UI" svg:font-family="'Segoe UI'" style:font-family-generic="swiss" style:font-pitch="variable"/>
    <style:font-face style:name="SimSun" svg:font-family="SimSun, 宋体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uk" fo:country="UA" style:letter-kerning="true" style:font-name-asian="Noto Serif CJK SC" style:font-size-asian="10.5pt" style:language-asian="zh" style:country-asian="CN" style:font-name-complex="Mangal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uk" fo:country="UA" style:font-name-asian="Noto Serif CJK SC" style:font-size-asian="10.5pt" style:language-asian="zh" style:country-asian="CN" style:font-name-complex="Mang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Calibri" style:font-family-asian="Calibri" style:font-family-generic-asian="swiss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Mangal2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orphans="0" fo:widows="0" fo:hyphenation-ladder-count="no-limit"/>
      <style:text-properties style:font-name="Liberation Serif1" fo:font-family="'Liberation Serif', 'Times New Roman'" style:font-family-generic="roman" style:font-pitch="variable" fo:language="none" fo:country="none" style:letter-kerning="true" style:font-name-asian="SimSun" style:font-family-asian="SimSun, 宋体" style:font-pitch-asian="variable" style:language-asian="zh" style:country-asian="CN" style:font-name-complex="Mangal1" style:font-family-complex="Mangal" style:font-family-generic-complex="roman" style:font-pitch-complex="variable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style:contextual-spacing="false" fo:keep-with-next="always"/>
      <style:text-properties style:font-name="Arial" fo:font-family="Arial" style:font-family-generic="swiss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494cm" fo:margin-bottom="0.494cm" style:contextual-spacing="false"/>
      <style:text-properties fo:font-size="18pt" fo:font-weight="bold" style:font-name-asian="Times New Roman" style:font-family-asian="'Times New Roman'" style:font-family-generic-asian="roman" style:font-pitch-asian="variable" style:font-size-asian="18pt" style:font-weight-asian="bold" style:font-size-complex="18pt" style:font-weight-complex="bold"/>
    </style:style>
    <style:style style:name="Звичайний_20__28_веб_29_" style:display-name="Звичайний (веб)" style:family="paragraph" style:parent-style-name="Standard">
      <style:paragraph-properties fo:margin-top="0.494cm" fo:margin-bottom="0.494cm" style:contextual-spacing="false"/>
      <style:text-properties style:font-name-asian="Times New Roman" style:font-family-asian="'Times New Roman'" style:font-family-generic-asian="roman" style:font-pitch-asian="variable"/>
    </style:style>
    <style:style style:name="Стандартний_20_HTML" style:display-name="Стандартний HTML" style:family="paragraph" style:parent-style-name="Standard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modern" fo:font-size="10pt" style:font-name-asian="Times New Roman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size-complex="10pt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style:contextual-spacing="false" fo:text-indent="0cm" style:auto-text-indent="false"/>
    </style:style>
    <style:style style:name="rvps2" style:family="paragraph" style:parent-style-name="Standard">
      <style:paragraph-properties fo:margin-top="0.494cm" fo:margin-bottom="0.494cm" style:contextual-spacing="false"/>
      <style:text-properties fo:language="uk" fo:country="UA" style:font-name-asian="Times New Roman" style:font-family-asian="'Times New Roman'" style:font-family-generic-asian="roman" style:font-pitch-asian="variable"/>
    </style:style>
    <style:style style:name="No_20_Spacing" style:display-name="No Spacing" style:family="paragraph">
      <style:paragraph-properties fo:orphans="2" fo:widows="2" style:writing-mode="lr-tb"/>
      <style:text-properties style:use-window-font-color="true" loext:opacity="0%" style:font-name="Calibri" fo:font-family="Calibri" style:font-family-generic="swiss" style:font-pitch="variable" fo:font-size="11pt" fo:language="ru" fo:country="RU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style:font-size-complex="11pt" style:language-complex="ar" style:country-complex="S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8.5cm" style:type="center"/>
          <style:tab-stop style:position="17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5cm" style:type="center"/>
          <style:tab-stop style:position="17.002cm" style:type="right"/>
        </style:tab-stops>
      </style:paragraph-properties>
    </style:style>
    <style:style style:name="Текст_20_у_20_виносці" style:display-name="Текст у виносці" style:family="paragraph" style:parent-style-name="Standard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western" style:family="paragraph" style:parent-style-name="Standard">
      <style:paragraph-properties fo:margin-top="0.494cm" fo:margin-bottom="0.25cm" style:contextual-spacing="false" fo:line-height="120%"/>
      <style:text-properties fo:color="#000000" loext:opacity="100%" style:font-name="Liberation Serif1" fo:font-family="'Liberation Serif', 'Times New Roman'" style:font-family-generic="roman" style:font-pitch="variable" style:font-name-asian="Times New Roman" style:font-family-asian="'Times New Roman'" style:font-family-generic-asian="roman" style:font-pitch-asian="variable" style:font-name-complex="Liberation Serif1" style:font-family-complex="'Liberation Serif', 'Times New Roman'" style:font-family-generic-complex="roman" style:font-pitch-complex="variable"/>
    </style:style>
    <style:style style:name="WW8Num1z0" style:family="text">
      <style:text-properties style:font-name="Times New Roman" fo:font-family="'Times New Roman'" style:font-family-generic="roman" style:font-pitch="variable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0" style:family="text">
      <style:text-properties fo:font-size="13pt" style:font-size-asian="13pt"/>
    </style:style>
    <style:style style:name="WW8Num3z0" style:family="text">
      <style:text-properties fo:font-style="normal" fo:font-weight="bold" style:font-style-asian="normal" style:font-weight-asian="bold"/>
    </style:style>
    <style:style style:name="WW8Num4z0" style:family="text">
      <style:text-properties style:font-name="Times New Roman" fo:font-family="'Times New Roman'" style:font-family-generic="roman" style:font-pitch="variable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Times New Roman" fo:font-family="'Times New Roman'" style:font-family-generic="roman" style:font-pitch="variable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fo:color="#000000" loext:opacity="100%" style:font-name="Times New Roman" fo:font-family="'Times New Roman'" style:font-family-generic="roman" style:font-pitch="variable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Times New Roman" fo:font-family="'Times New Roman'" style:font-family-generic="roman" style:font-pitch="variable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Times New Roman" fo:font-family="'Times New Roman'" style:font-family-generic="roman" style:font-pitch="variable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0" style:family="text"/>
    <style:style style:name="WW8Num11z0" style:family="text">
      <style:text-properties fo:color="#000000" loext:opacity="100%" style:font-name="Wingdings" fo:font-family="Wingdings" style:font-pitch="variable" style:font-charset="x-symbol" fo:font-size="13pt" style:font-size-asian="13pt" style:font-name-complex="Wingdings" style:font-family-complex="Wingdings" style:font-pitch-complex="variable" style:font-charset-complex="x-symbol"/>
    </style:style>
    <style:style style:name="WW8Num12z0" style:family="text"/>
    <style:style style:name="WW8Num13z0" style:family="text">
      <style:text-properties style:font-name="Times New Roman" fo:font-family="'Times New Roman'" style:font-family-generic="roman" style:font-pitch="variable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z0" style:family="text"/>
    <style:style style:name="WW8Num15z0" style:family="text"/>
    <style:style style:name="WW8Num16z0" style:family="text">
      <style:text-properties style:font-name="Times New Roman" fo:font-family="'Times New Roman'" style:font-family-generic="roman" style:font-pitch="variable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8z0" style:family="text">
      <style:text-properties style:font-name="Times New Roman" fo:font-family="'Times New Roman'" style:font-family-generic="roman" style:font-pitch="variable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z0" style:family="text">
      <style:text-properties style:font-name="Times New Roman" fo:font-family="'Times New Roman'" style:font-family-generic="roman" style:font-pitch="variable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0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1z0" style:family="text">
      <style:text-properties style:font-name="Times New Roman" fo:font-family="'Times New Roman'" style:font-family-generic="roman" style:font-pitch="variable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8Num2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2z0" style:family="text">
      <style:text-properties fo:color="#000000" loext:opacity="100%"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2z1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z3" style:family="text">
      <style:text-properties fo:color="#000000" loext:opacity="100%" style:font-name="Symbol" fo:font-family="Symbol" style:font-family-generic="roman" style:font-pitch="variable" style:font-charset="x-symbol" fo:font-size="14pt" style:font-size-asian="14pt" style:font-name-complex="Symbol" style:font-family-complex="Symbol" style:font-family-generic-complex="roman" style:font-pitch-complex="variable" style:font-charset-complex="x-symbol" style:font-size-complex="14pt"/>
    </style:style>
    <style:style style:name="WW8Num22z4" style:family="text">
      <style:text-properties fo:color="#000000" loext:opacity="100%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2z6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2z7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3z0" style:family="text">
      <style:text-properties style:font-name="Times New Roman" fo:font-family="'Times New Roman'" style:font-family-generic="roman" style:font-pitch="variable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8Num2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4z0" style:family="text">
      <style:text-properties style:font-name="Times New Roman" fo:font-family="'Times New Roman'" style:font-family-generic="roman" style:font-pitch="variable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5z0" style:family="text"/>
    <style:style style:name="WW8Num26z0" style:family="text">
      <style:text-properties fo:font-weight="bold" style:font-weight-asian="bold"/>
    </style:style>
    <style:style style:name="WW8Num27z0" style:family="text">
      <style:text-properties style:font-name="Times New Roman" fo:font-family="'Times New Roman'" style:font-family-generic="roman" style:font-pitch="variable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Шрифт_20_абзацу_20_за_20_промовчанням" style:display-name="Шрифт абзацу за промовчанням" style:family="text"/>
    <style:style style:name="Заголовок_20_2_20_Знак" style:display-name="Заголовок 2 Знак" style:family="text">
      <style:text-properties fo:font-size="18pt" fo:language="ru" fo:country="RU" fo:font-weight="bold" style:font-size-asian="18pt" style:font-weight-asian="bold" style:font-size-complex="18pt" style:language-complex="ar" style:country-complex="SA" style:font-weight-complex="bold"/>
    </style:style>
    <style:style style:name="Стандартний_20_HTML_20_Знак" style:display-name="Стандартний HTML Знак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Основний_20_текст_20_Знак" style:display-name="Основний текст Знак" style:family="text">
      <style:text-properties style:font-name="Liberation Serif1" fo:font-family="'Liberation Serif', 'Times New Roman'" style:font-family-generic="roman" style:font-pitch="variable" fo:font-size="12pt" fo:language="none" fo:country="none" style:letter-kerning="true" style:font-name-asian="SimSun" style:font-family-asian="SimSun, 宋体" style:font-pitch-asian="variable" style:font-size-asian="12pt" style:language-asian="zh" style:country-asian="CN" style:font-name-complex="Mangal1" style:font-family-complex="Mangal" style:font-family-generic-complex="roman" style:font-pitch-complex="variable" style:font-size-complex="12pt" style:language-complex="hi" style:country-complex="IN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Основний_20_текст_20_з_20_відступом_20_Знак" style:display-name="Основний текст з відступом Знак" style:family="text">
      <style:text-properties fo:font-size="12pt" fo:language="ru" fo:country="RU" style:font-name-asian="Calibri" style:font-family-asian="Calibri" style:font-family-generic-asian="swiss" style:font-pitch-asian="variable" style:font-size-asian="12pt" style:font-size-complex="12pt"/>
    </style:style>
    <style:style style:name="rvts23" style:family="text" style:parent-style-name="Шрифт_20_абзацу_20_за_20_промовчанням"/>
    <style:style style:name="Звичайний_20__28_веб_29__20_Знак" style:display-name="Звичайний (веб) Знак" style:family="text">
      <style:text-properties fo:font-size="12pt" fo:language="ru" fo:country="RU" style:font-size-asian="12pt" style:font-size-complex="12pt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Верхній_20_колонтитул_20_Знак" style:display-name="Верхній колонтитул Знак" style:family="text">
      <style:text-properties fo:font-size="12pt" fo:language="ru" fo:country="RU" style:font-name-asian="Calibri" style:font-family-asian="Calibri" style:font-family-generic-asian="swiss" style:font-pitch-asian="variable" style:font-size-asian="12pt" style:font-size-complex="12pt"/>
    </style:style>
    <style:style style:name="Нижній_20_колонтитул_20_Знак" style:display-name="Нижній колонтитул Знак" style:family="text">
      <style:text-properties fo:font-size="12pt" fo:language="ru" fo:country="RU" style:font-name-asian="Calibri" style:font-family-asian="Calibri" style:font-family-generic-asian="swiss" style:font-pitch-asian="variable" style:font-size-asian="12pt" style:font-size-complex="12pt"/>
    </style:style>
    <style:style style:name="Текст_20_у_20_виносці_20_Знак" style:display-name="Текст у виносці Знак" style:family="text">
      <style:text-properties style:font-name="Segoe UI" fo:font-family="'Segoe UI'" style:font-family-generic="swiss" style:font-pitch="variable" fo:font-size="9pt" style:font-name-asian="Calibri" style:font-family-asian="Calibri" style:font-family-generic-asian="swiss" style:font-pitch-asian="variable" style:font-size-asian="9pt" style:font-name-complex="Segoe UI" style:font-family-complex="'Segoe UI'" style:font-family-generic-complex="swiss" style:font-pitch-complex="variable" style:font-size-complex="9pt"/>
    </style:style>
    <style:style style:name="ng-binding" style:family="text" style:parent-style-name="Шрифт_20_абзацу_20_за_20_промовчанням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loext:num-list-format="%1%.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imes New Roman"/>
      </text:list-level-style-bullet>
      <text:list-level-style-bullet text:level="2" text:style-name="WW8Num1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1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z3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1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z3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1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loext:num-list-format="%1%." style:num-suffix="." style:num-format="1">
        <style:list-level-properties text:list-level-position-and-space-mode="label-alignment">
          <style:list-level-label-alignment text:label-followed-by="listtab" text:list-tab-stop-position="1.085cm" fo:text-indent="-0.767cm" fo:margin-left="1.085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223cm" fo:text-indent="-0.635cm" fo:margin-left="2.223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3.493cm" fo:text-indent="-0.318cm" fo:margin-left="3.493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4.763cm" fo:text-indent="-0.635cm" fo:margin-left="4.763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6.033cm" fo:text-indent="-0.635cm" fo:margin-left="6.033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7.303cm" fo:text-indent="-0.318cm" fo:margin-left="7.303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8.573cm" fo:text-indent="-0.635cm" fo:margin-left="8.573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9.843cm" fo:text-indent="-0.635cm" fo:margin-left="9.843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11.113cm" fo:text-indent="-0.318cm" fo:margin-left="11.11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loext:num-list-format="%1%." style:num-suffix="." style:num-format="1" text:start-value="9">
        <style:list-level-properties text:list-level-position-and-space-mode="label-alignment">
          <style:list-level-label-alignment text:label-followed-by="listtab" text:list-tab-stop-position="1.826cm" fo:text-indent="-1.191cm" fo:margin-left="1.826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loext:num-list-format="%1%.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imes New Roman"/>
      </text:list-level-style-bullet>
      <text:list-level-style-bullet text:level="2" text:style-name="WW8Num4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4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4z3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4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4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4z3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4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4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loext:num-list-format="%1%." style:num-suffix=".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imes New Roman"/>
      </text:list-level-style-bullet>
      <text:list-level-style-bullet text:level="2" text:style-name="WW8Num5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5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3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z1" loext:num-list-format="%5%.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5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3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z1" loext:num-list-format="%8%.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5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loext:num-list-format="%1%.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imes New Roman"/>
      </text:list-level-style-bullet>
      <text:list-level-style-bullet text:level="2" text:style-name="WW8Num6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6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6z3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6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6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6z3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6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6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loext:num-list-format="%1%.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imes New Roman"/>
      </text:list-level-style-bullet>
      <text:list-level-style-bullet text:level="2" text:style-name="WW8Num7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7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7z3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7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7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7z3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7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7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loext:num-list-format="%1%.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imes New Roman"/>
      </text:list-level-style-bullet>
      <text:list-level-style-bullet text:level="2" text:style-name="WW8Num8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8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8z3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8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8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8z3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8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8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loext:num-list-format="%1%.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imes New Roman"/>
      </text:list-level-style-bullet>
      <text:list-level-style-bullet text:level="2" text:style-name="WW8Num9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9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9z3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9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9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9z3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9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9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text:style-name="WW8Num10z0" loext:num-list-format="%1%." style:num-suffix="." style:num-format="1">
        <style:list-level-properties text:list-level-position-and-space-mode="label-alignment">
          <style:list-level-label-alignment text:label-followed-by="listtab" fo:text-indent="-0.794cm" fo:margin-left="0.794cm"/>
        </style:list-level-properties>
      </text:list-level-style-number>
      <text:list-level-style-number text:level="2" text:style-name="WW8Num10z0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3" text:style-name="WW8Num10z0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WW8Num10z0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text:style-name="WW8Num10z0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text:style-name="WW8Num10z0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text:style-name="WW8Num10z0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8" text:style-name="WW8Num10z0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text:style-name="WW8Num10z0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loext:num-list-format="%1%." style:num-suffix="." text:bullet-char="o">
        <style:list-level-properties text:list-level-position-and-space-mode="label-alignment">
          <style:list-level-label-alignment text:label-followed-by="listtab" fo:text-indent="-0.635cm" fo:margin-left="0.953cm"/>
        </style:list-level-properties>
        <style:text-properties style:font-name="Wingdings"/>
      </text:list-level-style-bullet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223cm" fo:text-indent="-0.635cm" fo:margin-left="2.223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3.493cm" fo:text-indent="-0.318cm" fo:margin-left="3.493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4.763cm" fo:text-indent="-0.635cm" fo:margin-left="4.763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6.033cm" fo:text-indent="-0.635cm" fo:margin-left="6.033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7.303cm" fo:text-indent="-0.318cm" fo:margin-left="7.303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8.573cm" fo:text-indent="-0.635cm" fo:margin-left="8.573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9.843cm" fo:text-indent="-0.635cm" fo:margin-left="9.843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11.113cm" fo:text-indent="-0.318cm" fo:margin-left="11.11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number text:level="1" text:style-name="WW8Num12z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885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29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56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4.83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6.1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7.37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8.64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9.91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1.1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loext:num-list-format="%1%.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imes New Roman"/>
      </text:list-level-style-bullet>
      <text:list-level-style-bullet text:level="2" text:style-name="WW8Num13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13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3z3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3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13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3z3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3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13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text:style-name="WW8Num14z0" loext:num-list-format="%1%." style:num-suffix="." style:num-format="1" text:start-value="1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text:style-name="WW8Num15z0" loext:num-list-format="%1%." style:num-suffix="." style:num-format="1" text:start-value="3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406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676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4.946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6.216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7.486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8.756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0.026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1.29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loext:num-list-format="%1%.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imes New Roman"/>
      </text:list-level-style-bullet>
      <text:list-level-style-bullet text:level="2" text:style-name="WW8Num16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16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6z3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6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16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6z3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6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16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loext:num-list-format="%1%.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imes New Roman"/>
      </text:list-level-style-bullet>
      <text:list-level-style-bullet text:level="2" text:style-name="WW8Num18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18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8z3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8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18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8z3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8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18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loext:num-list-format="%1%.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imes New Roman"/>
      </text:list-level-style-bullet>
      <text:list-level-style-bullet text:level="2" text:style-name="WW8Num19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19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9z3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9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19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9z3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9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19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loext:num-list-format="%1%." style:num-suffix="." text:bullet-char="-">
        <style:list-level-properties text:list-level-position-and-space-mode="label-alignment">
          <style:list-level-label-alignment text:label-followed-by="listtab" fo:text-indent="-0.635cm" fo:margin-left="2.136cm"/>
        </style:list-level-properties>
        <style:text-properties style:font-name="Times New Roman"/>
      </text:list-level-style-bullet>
      <text:list-level-style-bullet text:level="2" text:style-name="WW8Num20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3.406cm"/>
        </style:list-level-properties>
        <style:text-properties style:font-name="Courier New"/>
      </text:list-level-style-bullet>
      <text:list-level-style-bullet text:level="3" text:style-name="WW8Num20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4.676cm"/>
        </style:list-level-properties>
        <style:text-properties style:font-name="Wingdings"/>
      </text:list-level-style-bullet>
      <text:list-level-style-bullet text:level="4" text:style-name="WW8Num20z3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5.946cm"/>
        </style:list-level-properties>
        <style:text-properties style:font-name="Symbol"/>
      </text:list-level-style-bullet>
      <text:list-level-style-bullet text:level="5" text:style-name="WW8Num20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7.216cm"/>
        </style:list-level-properties>
        <style:text-properties style:font-name="Courier New"/>
      </text:list-level-style-bullet>
      <text:list-level-style-bullet text:level="6" text:style-name="WW8Num20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8.486cm"/>
        </style:list-level-properties>
        <style:text-properties style:font-name="Wingdings"/>
      </text:list-level-style-bullet>
      <text:list-level-style-bullet text:level="7" text:style-name="WW8Num20z3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9.756cm"/>
        </style:list-level-properties>
        <style:text-properties style:font-name="Symbol"/>
      </text:list-level-style-bullet>
      <text:list-level-style-bullet text:level="8" text:style-name="WW8Num20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1.026cm"/>
        </style:list-level-properties>
        <style:text-properties style:font-name="Courier New"/>
      </text:list-level-style-bullet>
      <text:list-level-style-bullet text:level="9" text:style-name="WW8Num20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2.296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loext:num-list-format="%1%.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imes New Roman"/>
      </text:list-level-style-bullet>
      <text:list-level-style-bullet text:level="2" text:style-name="WW8Num21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21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1z3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1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21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1z3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1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21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2" text:style-name="WW8Num22z1" loext:num-list-format="%2%." style:num-suffix="." text:bullet-char="-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Times New Roman"/>
      </text:list-level-style-bullet>
      <text:list-level-style-bullet text:level="3" text:style-name="WW8Num22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2z3" loext:num-list-format="%4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5" text:style-name="WW8Num22z4" loext:num-list-format="%5%.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22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2z6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2z7" loext:num-list-format="%8%.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22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loext:num-list-format="%1%.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imes New Roman"/>
      </text:list-level-style-bullet>
      <text:list-level-style-bullet text:level="2" text:style-name="WW8Num23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23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3z3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3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23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3z3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3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23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WW8Num24z0" loext:num-list-format="%1%.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imes New Roman"/>
      </text:list-level-style-bullet>
      <text:list-level-style-bullet text:level="2" text:style-name="WW8Num24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24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4z3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4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24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4z3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4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24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number text:level="1" text:style-name="WW8Num25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number text:level="1" text:style-name="WW8Num26z0" loext:num-list-format="%1%" style:num-format="1">
        <style:list-level-properties text:list-level-position-and-space-mode="label-alignment">
          <style:list-level-label-alignment text:label-followed-by="listtab" fo:text-indent="-0.926cm" fo:margin-left="1.561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bullet text:level="1" text:style-name="WW8Num27z0" loext:num-list-format="%1%.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imes New Roman"/>
      </text:list-level-style-bullet>
      <text:list-level-style-bullet text:level="2" text:style-name="WW8Num27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27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7z3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7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27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7z3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7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27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268cm" fo:margin-bottom="1.249cm" fo:margin-left="3cm" fo:margin-right="0.998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099cm" fo:margin-top="0cm" style:dynamic-spacing="true"/>
      </style:footer-style>
    </style:page-layout>
  </office:automatic-styles>
  <office:master-styles>
    <style:master-page style:name="Standard" style:page-layout-name="Mpm1">
      <style:footer>
        <text:p text:style-name="MP1"/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   </dc:title>
    <dc:subject/>
    <meta:keyword/>
    <meta:initial-creator>1</meta:initial-creator>
    <meta:creation-date>2021-06-02T11:42:00</meta:creation-date>
    <dc:creator>RePack by Diakov</dc:creator>
    <dc:date>2022-01-18T13:37:00</dc:date>
    <meta:print-date>2021-05-07T15:28:00</meta:print-date>
    <meta:editing-cycles>6</meta:editing-cycles>
    <meta:editing-duration>PT44M</meta:editing-duration>
    <meta:document-statistic meta:table-count="0" meta:image-count="0" meta:object-count="0" meta:page-count="17" meta:paragraph-count="328" meta:word-count="2354" meta:character-count="15078" meta:non-whitespace-character-count="12741"/>
    <meta:generator>LibreOffice/24.2.4.2$Linux_X86_64 LibreOffice_project/51a6219feb6075d9a4c46691dcfe0cd9c4fff3c2</meta:generator>
  </office:meta>
</office:document-meta>
</file>